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4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19" manifest:media-type=""/>
  <manifest:file-entry manifest:full-path="ObjectReplacements/Object 25" manifest:media-type=""/>
  <manifest:file-entry manifest:full-path="ObjectReplacements/Object 18" manifest:media-type=""/>
  <manifest:file-entry manifest:full-path="ObjectReplacements/Object 24" manifest:media-type=""/>
  <manifest:file-entry manifest:full-path="ObjectReplacements/Object 17" manifest:media-type=""/>
  <manifest:file-entry manifest:full-path="ObjectReplacements/Object 23" manifest:media-type=""/>
  <manifest:file-entry manifest:full-path="ObjectReplacements/Object 22" manifest:media-type="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"/>
  <manifest:file-entry manifest:full-path="ObjectReplacements/Object 8" manifest:media-type=""/>
  <manifest:file-entry manifest:full-path="ObjectReplacements/Object 13" manifest:media-type="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HiddenHorzOCR" svg:font-family="HiddenHorzOCR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cm" style:rel-column-width="3855*"/>
    </style:style>
    <style:style style:name="Таблица1.B" style:family="table-column">
      <style:table-column-properties style:column-width="16cm" style:rel-column-width="6168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cm" style:rel-column-width="3855*"/>
    </style:style>
    <style:style style:name="Таблица2.B" style:family="table-column">
      <style:table-column-properties style:column-width="16cm" style:rel-column-width="6168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7cm" style:rel-column-width="65535*"/>
    </style:style>
    <style:style style:name="Таблица14.A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cm" style:rel-column-width="3855*"/>
    </style:style>
    <style:style style:name="Таблица3.B" style:family="table-column">
      <style:table-column-properties style:column-width="16cm" style:rel-column-width="61680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7cm" style:rel-column-width="65535*"/>
    </style:style>
    <style:style style:name="Таблица15.A1" style:family="table-cell">
      <style:table-cell-properties fo:padding="0.097cm" fo:border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cm" style:rel-column-width="3855*"/>
    </style:style>
    <style:style style:name="Таблица4.B" style:family="table-column">
      <style:table-column-properties style:column-width="16cm" style:rel-column-width="61680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7cm" style:rel-column-width="65535*"/>
    </style:style>
    <style:style style:name="Таблица16.A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cm" style:rel-column-width="3855*"/>
    </style:style>
    <style:style style:name="Таблица5.B" style:family="table-column">
      <style:table-column-properties style:column-width="16cm" style:rel-column-width="61680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7cm" style:rel-column-width="65535*"/>
    </style:style>
    <style:style style:name="Таблица17.A1" style:family="table-cell">
      <style:table-cell-properties fo:padding="0.097cm" fo:border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cm" style:rel-column-width="3855*"/>
    </style:style>
    <style:style style:name="Таблица6.B" style:family="table-column">
      <style:table-column-properties style:column-width="16cm" style:rel-column-width="61680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7cm" style:rel-column-width="65535*"/>
    </style:style>
    <style:style style:name="Таблица18.A1" style:family="table-cell">
      <style:table-cell-properties fo:padding="0.097cm" fo:border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cm" style:rel-column-width="3855*"/>
    </style:style>
    <style:style style:name="Таблица7.B" style:family="table-column">
      <style:table-column-properties style:column-width="16cm" style:rel-column-width="61680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7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cm" style:rel-column-width="3855*"/>
    </style:style>
    <style:style style:name="Таблица8.B" style:family="table-column">
      <style:table-column-properties style:column-width="16cm" style:rel-column-width="61680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7cm" style:rel-column-width="65535*"/>
    </style:style>
    <style:style style:name="Таблица20.A1" style:family="table-cell">
      <style:table-cell-properties fo:padding="0.097cm" fo:border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cm" style:rel-column-width="3855*"/>
    </style:style>
    <style:style style:name="Таблица9.B" style:family="table-column">
      <style:table-column-properties style:column-width="16cm" style:rel-column-width="61680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7cm" style:rel-column-width="65535*"/>
    </style:style>
    <style:style style:name="Таблица21.A1" style:family="table-cell">
      <style:table-cell-properties fo:padding="0.097cm" fo:border="0.0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cm" style:rel-column-width="3855*"/>
    </style:style>
    <style:style style:name="Таблица10.B" style:family="table-column">
      <style:table-column-properties style:column-width="16cm" style:rel-column-width="61680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17cm" style:rel-column-width="65535*"/>
    </style:style>
    <style:style style:name="Таблица22.A1" style:family="table-cell">
      <style:table-cell-properties fo:padding="0.097cm" fo:border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cm" style:rel-column-width="3855*"/>
    </style:style>
    <style:style style:name="Таблица11.B" style:family="table-column">
      <style:table-column-properties style:column-width="16cm" style:rel-column-width="61680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7cm" style:rel-column-width="65535*"/>
    </style:style>
    <style:style style:name="Таблица23.A1" style:family="table-cell">
      <style:table-cell-properties fo:padding="0.097cm" fo:border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cm" style:rel-column-width="3855*"/>
    </style:style>
    <style:style style:name="Таблица12.B" style:family="table-column">
      <style:table-column-properties style:column-width="16cm" style:rel-column-width="61680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17cm" style:rel-column-width="65535*"/>
    </style:style>
    <style:style style:name="Таблица24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officeooo:paragraph-rsid="00180a9e"/>
    </style:style>
    <style:style style:name="P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180a9e"/>
    </style:style>
    <style:style style:name="P3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officeooo:paragraph-rsid="00180a9e" style:font-name-asian="Times New Roman2" style:font-size-asian="14pt" style:language-asian="ru" style:country-asian="RU" style:font-name-complex="Times New Roman2" style:font-size-complex="14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officeooo:paragraph-rsid="00180a9e" style:font-name-asian="Times New Roman2" style:font-size-asian="14pt" style:language-asian="ru" style:country-asian="RU" style:font-name-complex="Times New Roman2" style:font-size-complex="14pt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officeooo:paragraph-rsid="00180a9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officeooo:paragraph-rsid="00180a9e" style:font-name-asian="Times New Roman2" style:font-size-asian="14pt" style:language-asian="ru" style:country-asian="RU" style:font-name-complex="Times New Roman2" style:font-size-complex="12pt"/>
    </style:style>
    <style:style style:name="P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officeooo:paragraph-rsid="00180a9e" style:font-name-asian="Times New Roman2" style:font-size-asian="14pt" style:language-asian="ru" style:country-asian="RU" style:font-name-complex="Times New Roman2" style:font-size-complex="12pt" style:font-weight-complex="bold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fo:font-weight="bold" officeooo:paragraph-rsid="00180a9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fo:font-weight="bold" officeooo:paragraph-rsid="00180a9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1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officeooo:rsid="00180a9e" officeooo:paragraph-rsid="00180a9e" style:font-name-asian="Times New Roman2" style:font-size-asian="14pt" style:language-asian="ru" style:country-asian="RU" style:font-name-complex="Times New Roman2" style:font-size-complex="14pt"/>
    </style:style>
    <style:style style:name="P1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officeooo:paragraph-rsid="00180a9e" style:font-name-asian="Times New Roman2" style:font-size-asian="14pt" style:language-asian="ru" style:country-asian="RU" style:font-name-complex="Times New Roman2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rsid="00189423" officeooo:paragraph-rsid="00180a9e" style:font-size-asian="14pt" style:font-name-complex="Times New Roman2" style:font-size-complex="14pt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officeooo:paragraph-rsid="00180a9e" style:font-size-asian="14pt" style:font-name-complex="Times New Roman2" style:font-size-complex="14pt"/>
    </style:style>
    <style:style style:name="P14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3.5pt" fo:language="en" fo:country="US" officeooo:rsid="0019f78c" officeooo:paragraph-rsid="0019f78c" style:font-size-asian="13.5pt" style:font-name-complex="Times New Roman2" style:font-size-complex="13.5pt"/>
    </style:style>
    <style:style style:name="P1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0pt" officeooo:paragraph-rsid="00180a9e" style:font-name-asian="Times New Roman2" style:font-size-asian="10pt" style:language-asian="ru" style:country-asian="RU" style:font-name-complex="Times New Roman2" style:font-size-complex="10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font-name="Times New Roman" fo:font-size="14pt" officeooo:paragraph-rsid="00180a9e" style:font-name-asian="Times New Roman2" style:font-size-asian="14pt" style:language-asian="ru" style:country-asian="RU" style:font-name-complex="Times New Roman2" style:font-size-complex="14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4pt" officeooo:paragraph-rsid="00180a9e" style:font-name-asian="Times New Roman2" style:font-size-asian="14pt" style:language-asian="ru" style:country-asian="RU" style:font-name-complex="Times New Roman2" style:font-size-complex="14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4pt" fo:language="en" fo:country="US" officeooo:paragraph-rsid="00180a9e" style:font-name-asian="Times New Roman2" style:font-size-asian="14pt" style:language-asian="ru" style:country-asian="RU" style:font-name-complex="Times New Roman2" style:font-size-complex="14pt"/>
    </style:style>
    <style:style style:name="P19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" fo:font-size="14pt" officeooo:paragraph-rsid="00180a9e" style:font-size-asian="14pt" style:font-name-complex="Times New Roman2" style:font-size-complex="14pt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000000" style:font-name="Times New Roman" fo:font-size="14pt" officeooo:paragraph-rsid="0022ef3a" style:font-size-asian="14pt" style:font-name-complex="Times New Roman2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80a9e"/>
    </style:style>
    <style:style style:name="P22" style:family="paragraph" style:parent-style-name="HTML_20_Preformatted">
      <loext:graphic-properties draw:fill="solid" draw:fill-color="#ffffff"/>
      <style:paragraph-properties fo:margin-left="0cm" fo:margin-right="0cm" fo:line-height="150%" fo:text-indent="0cm" style:auto-text-indent="false" fo:background-color="#ffffff">
        <style:tab-stops/>
      </style:paragraph-properties>
      <style:text-properties style:font-name="Times New Roman1" fo:font-size="14pt" fo:font-style="italic" officeooo:rsid="0026baf8" officeooo:paragraph-rsid="0026baf8" style:font-size-asian="12.25pt" style:font-style-asian="italic" style:font-size-complex="14pt" style:font-style-complex="italic"/>
    </style:style>
    <style:style style:name="P23" style:family="paragraph" style:parent-style-name="Standard" style:master-page-name="">
      <loext:graphic-properties draw:fill="none"/>
      <style:paragraph-properties fo:margin-left="0cm" fo:margin-right="0cm" fo:line-height="150%" fo:text-indent="1.3cm" style:auto-text-indent="false" style:page-number="auto" fo:background-color="transparent"/>
      <style:text-properties fo:font-size="14pt" officeooo:paragraph-rsid="00180a9e" style:font-size-asian="14pt" style:font-size-complex="14pt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>
        <style:tab-stops/>
      </style:paragraph-properties>
      <style:text-properties fo:font-size="14pt" fo:language="en" fo:country="US" fo:font-style="italic" officeooo:rsid="0022ef3a" officeooo:paragraph-rsid="0022ef3a" style:font-size-asian="14pt" style:font-style-asian="italic" style:font-size-complex="14pt" style:font-style-complex="italic"/>
    </style:style>
    <style:style style:name="P2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style:font-name="Times New Roman" fo:font-size="14pt" fo:font-style="italic" officeooo:paragraph-rsid="00180a9e" style:font-size-asian="14pt" style:font-style-asian="italic" style:font-name-complex="Times New Roman2" style:font-size-complex="14pt"/>
    </style:style>
    <style:style style:name="P26" style:family="paragraph" style:parent-style-name="Standard" style:master-page-name="">
      <loext:graphic-properties draw:fill="none"/>
      <style:paragraph-properties fo:margin-left="0cm" fo:margin-right="0cm" fo:line-height="150%" fo:text-indent="1.3cm" style:auto-text-indent="false" style:page-number="auto" fo:background-color="transparent"/>
      <style:text-properties style:font-name="Times New Roman" fo:font-size="14pt" fo:font-style="italic" officeooo:paragraph-rsid="00180a9e" style:font-size-asian="14pt" style:font-style-asian="italic" style:font-name-complex="Times New Roman2" style:font-size-complex="14pt"/>
    </style:style>
    <style:style style:name="P2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style:font-name="Times New Roman" fo:font-size="14pt" fo:font-style="italic" officeooo:rsid="00212e64" officeooo:paragraph-rsid="00212e64" style:font-size-asian="14pt" style:font-style-asian="italic" style:font-name-complex="Times New Roman2" style:font-size-complex="14pt" style:font-style-complex="italic"/>
    </style:style>
    <style:style style:name="P28" style:family="paragraph" style:parent-style-name="Standard" style:master-page-name="">
      <loext:graphic-properties draw:fill="none"/>
      <style:paragraph-properties fo:margin-left="0cm" fo:margin-right="0cm" fo:line-height="150%" fo:text-indent="1.3cm" style:auto-text-indent="false" style:page-number="auto" fo:background-color="transparent"/>
      <style:text-properties style:font-name="Times New Roman" fo:font-size="14pt" fo:font-style="italic" officeooo:rsid="00212e64" officeooo:paragraph-rsid="00212e64" style:font-size-asian="14pt" style:font-style-asian="italic" style:font-name-complex="Times New Roman2" style:font-size-complex="14pt" style:font-style-complex="italic"/>
    </style:style>
    <style:style style:name="P29" style:family="paragraph" style:parent-style-name="Standard" style:master-page-name="">
      <loext:graphic-properties draw:fill="none"/>
      <style:paragraph-properties fo:margin-left="0cm" fo:margin-right="0cm" fo:line-height="150%" fo:text-indent="1.3cm" style:auto-text-indent="false" style:page-number="auto" fo:background-color="transparent"/>
      <style:text-properties style:font-name="Times New Roman" fo:font-size="13.5pt" fo:language="ru" fo:country="RU" fo:font-style="italic" officeooo:rsid="00212e64" officeooo:paragraph-rsid="00212e64" style:font-size-asian="13.5pt" style:font-style-asian="italic" style:font-name-complex="Times New Roman2" style:font-size-complex="13.5pt" style:font-style-complex="italic"/>
    </style:style>
    <style:style style:name="P30" style:family="paragraph" style:parent-style-name="Standard" style:master-page-name="">
      <loext:graphic-properties draw:fill="none"/>
      <style:paragraph-properties fo:margin-left="0cm" fo:margin-right="0cm" fo:line-height="150%" fo:text-indent="1.3cm" style:auto-text-indent="false" style:page-number="auto" fo:background-color="transparent"/>
      <style:text-properties fo:color="#000000" style:font-name="Times New Roman" fo:font-size="14pt" fo:font-style="italic" officeooo:rsid="0022ef3a" officeooo:paragraph-rsid="0022ef3a" style:font-size-asian="14pt" style:font-style-asian="italic" style:font-name-complex="Times New Roman2" style:font-size-complex="14pt" style:font-style-complex="italic"/>
    </style:style>
    <style:style style:name="P31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3cm" style:auto-text-indent="false" style:page-number="auto" fo:background-color="#ffffff">
        <style:tab-stops/>
      </style:paragraph-properties>
      <style:text-properties officeooo:paragraph-rsid="00180a9e"/>
    </style:style>
    <style:style style:name="P32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3cm" style:auto-text-indent="false" style:page-number="auto" fo:background-color="#ffffff">
        <style:tab-stops/>
      </style:paragraph-properties>
      <style:text-properties fo:color="#000000" style:font-name="Times New Roman" fo:font-size="14pt" officeooo:paragraph-rsid="00180a9e" style:font-size-asian="14pt" style:font-name-complex="Times New Roman2" style:font-size-complex="14pt"/>
    </style:style>
    <style:style style:name="P33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3cm" style:auto-text-indent="false" style:page-number="auto" fo:background-color="#ffffff">
        <style:tab-stops/>
      </style:paragraph-properties>
      <style:text-properties fo:color="#000000" style:font-name="Times New Roman" fo:font-size="14pt" fo:font-style="italic" officeooo:paragraph-rsid="00180a9e" style:font-size-asian="14pt" style:font-style-asian="italic" style:font-name-complex="Times New Roman2" style:font-size-complex="14pt"/>
    </style:style>
    <style:style style:name="P34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3cm" style:auto-text-indent="false" style:page-number="auto" fo:background-color="#ffffff">
        <style:tab-stops/>
      </style:paragraph-properties>
      <style:text-properties fo:color="#000000" style:font-name="Times New Roman" fo:font-size="14pt" fo:font-style="italic" officeooo:rsid="0022ef3a" officeooo:paragraph-rsid="0022ef3a" style:font-size-asian="14pt" style:font-style-asian="italic" style:font-name-complex="Times New Roman2" style:font-size-complex="14pt" style:font-style-complex="italic"/>
    </style:style>
    <style:style style:name="P35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3cm" style:auto-text-indent="false" style:page-number="auto" fo:background-color="#ffffff">
        <style:tab-stops/>
      </style:paragraph-properties>
      <style:text-properties style:font-name="Times New Roman" fo:font-size="14pt" officeooo:paragraph-rsid="00180a9e" style:font-size-asian="14pt" style:font-name-complex="Times New Roman2" style:font-size-complex="14pt" style:font-style-complex="italic"/>
    </style:style>
    <style:style style:name="P36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3cm" style:auto-text-indent="false" style:page-number="auto" fo:background-color="#ffffff">
        <style:tab-stops/>
      </style:paragraph-properties>
      <style:text-properties style:font-name="Times New Roman" fo:font-size="14pt" fo:font-style="italic" officeooo:paragraph-rsid="00180a9e" style:font-size-asian="14pt" style:font-style-asian="italic" style:font-name-complex="Times New Roman2" style:font-size-complex="14pt" style:font-style-complex="italic"/>
    </style:style>
    <style:style style:name="P37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3cm" style:auto-text-indent="false" style:page-number="auto" fo:background-color="#ffffff">
        <style:tab-stops/>
      </style:paragraph-properties>
      <style:text-properties style:font-name="Times New Roman" fo:font-size="14pt" fo:font-style="italic" officeooo:rsid="0026baf8" officeooo:paragraph-rsid="0026baf8" style:font-size-asian="14pt" style:font-style-asian="italic" style:font-name-complex="Times New Roman2" style:font-size-complex="14pt" style:font-style-complex="italic"/>
    </style:style>
    <style:style style:name="P38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3cm" style:auto-text-indent="false" style:page-number="auto" fo:background-color="#ffffff">
        <style:tab-stops/>
      </style:paragraph-properties>
      <style:text-properties style:font-name="Times New Roman1" fo:font-size="14pt" fo:font-style="italic" officeooo:rsid="0026baf8" officeooo:paragraph-rsid="0026baf8" style:font-size-asian="12.25pt" style:font-style-asian="italic" style:font-size-complex="14pt" style:font-style-complex="italic"/>
    </style:style>
    <style:style style:name="P39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3cm" style:auto-text-indent="false" style:page-number="auto" fo:break-before="page" fo:background-color="#ffffff">
        <style:tab-stops/>
      </style:paragraph-properties>
      <style:text-properties officeooo:paragraph-rsid="0026baf8"/>
    </style:style>
    <style:style style:name="P40" style:family="paragraph" style:parent-style-name="List_20_Paragraph">
      <loext:graphic-properties draw:fill="none"/>
      <style:paragraph-properties fo:margin-left="0cm" fo:margin-right="0cm" fo:margin-top="0cm" fo:margin-bottom="0cm" loext:contextual-spacing="true" fo:line-height="150%" fo:text-indent="1.3cm" style:auto-text-indent="false" fo:background-color="transparent"/>
      <style:text-properties officeooo:paragraph-rsid="00180a9e"/>
    </style:style>
    <style:style style:name="P41" style:family="paragraph" style:parent-style-name="List_20_Paragraph" style:master-page-name="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text-indent="1.3cm" style:auto-text-indent="false" style:page-number="auto" fo:background-color="transparent"/>
      <style:text-properties officeooo:paragraph-rsid="00180a9e"/>
    </style:style>
    <style:style style:name="P42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style="italic" officeooo:paragraph-rsid="00180a9e" style:font-size-asian="14pt" style:font-style-asian="italic" style:font-name-complex="Times New Roman2" style:font-size-complex="14pt"/>
    </style:style>
    <style:style style:name="P43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font-style="italic" officeooo:rsid="0022ef3a" officeooo:paragraph-rsid="0022ef3a" style:font-size-asian="14pt" style:font-style-asian="italic" style:font-name-complex="Times New Roman2" style:font-size-complex="14pt" style:font-style-complex="italic"/>
    </style:style>
    <style:style style:name="P44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language="en" fo:country="US" fo:font-style="italic" officeooo:rsid="0022ef3a" officeooo:paragraph-rsid="0022ef3a" style:font-size-asian="14pt" style:font-style-asian="italic" style:font-name-complex="Times New Roman2" style:font-size-complex="14pt" style:font-style-complex="italic"/>
    </style:style>
    <style:style style:name="P4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fo:font-style="normal" officeooo:rsid="00212e64" officeooo:paragraph-rsid="00212e64" style:font-size-asian="14pt" style:font-style-asian="normal" style:font-name-complex="Times New Roman2" style:font-size-complex="14pt" style:font-style-complex="normal"/>
    </style:style>
    <style:style style:name="P46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3.5pt" fo:language="en" fo:country="US" fo:font-style="italic" officeooo:rsid="00212e64" officeooo:paragraph-rsid="00212e64" style:font-size-asian="13.5pt" style:font-style-asian="italic" style:font-name-complex="Times New Roman2" style:font-size-complex="13.5pt" style:font-style-complex="italic"/>
    </style:style>
    <style:style style:name="P47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fo:color="#000000" style:font-name="Times New Roman" fo:font-size="14pt" fo:font-style="italic" officeooo:rsid="0022ef3a" officeooo:paragraph-rsid="0022ef3a" style:font-size-asian="14pt" style:font-style-asian="italic" style:font-name-complex="Times New Roman2" style:font-size-complex="14pt" style:font-style-complex="italic"/>
    </style:style>
    <style:style style:name="P48" style:family="paragraph" style:parent-style-name="Standard">
      <loext:graphic-properties draw:fill="none"/>
      <style:paragraph-properties fo:margin-left="0cm" fo:margin-right="0cm" fo:text-indent="1.3cm" style:auto-text-indent="false" fo:background-color="transparent">
        <style:tab-stops/>
      </style:paragraph-properties>
      <style:text-properties fo:font-size="14pt" fo:language="en" fo:country="US" fo:font-style="italic" officeooo:rsid="0022ef3a" officeooo:paragraph-rsid="0022ef3a" style:font-size-asian="14pt" style:font-style-asian="italic" style:font-size-complex="14pt" style:font-style-complex="italic"/>
    </style:style>
    <style:style style:name="P49" style:family="paragraph" style:parent-style-name="HTML_20_Preformatted">
      <loext:graphic-properties draw:fill="solid" draw:fill-color="#ffffff"/>
      <style:paragraph-properties fo:margin-left="0cm" fo:margin-right="0cm" fo:line-height="150%" fo:text-indent="1.3cm" style:auto-text-indent="false" fo:background-color="#ffffff">
        <style:tab-stops/>
      </style:paragraph-properties>
      <style:text-properties fo:color="#000000" style:font-name="Times New Roman" fo:font-size="14pt" fo:font-style="italic" officeooo:rsid="0022ef3a" officeooo:paragraph-rsid="0022ef3a" style:font-size-asian="14pt" style:font-style-asian="italic" style:font-name-complex="Times New Roman2" style:font-size-complex="14pt" style:font-style-complex="italic"/>
    </style:style>
    <style:style style:name="P50" style:family="paragraph" style:parent-style-name="HTML_20_Preformatted">
      <loext:graphic-properties draw:fill="solid" draw:fill-color="#ffffff"/>
      <style:paragraph-properties fo:margin-left="0cm" fo:margin-right="0cm" fo:line-height="150%" fo:text-indent="1.3cm" style:auto-text-indent="false" fo:background-color="#ffffff">
        <style:tab-stops/>
      </style:paragraph-properties>
      <style:text-properties fo:color="#000000" style:font-name="Times New Roman" fo:font-size="14pt" officeooo:paragraph-rsid="00180a9e" style:font-size-asian="14pt" style:font-name-complex="Times New Roman2" style:font-size-complex="14pt"/>
    </style:style>
    <style:style style:name="P51" style:family="paragraph" style:parent-style-name="HTML_20_Preformatted">
      <loext:graphic-properties draw:fill="solid" draw:fill-color="#ffffff"/>
      <style:paragraph-properties fo:margin-left="0cm" fo:margin-right="0cm" fo:line-height="150%" fo:text-indent="1.3cm" style:auto-text-indent="false" fo:background-color="#ffffff">
        <style:tab-stops/>
      </style:paragraph-properties>
      <style:text-properties style:font-name="Times New Roman" fo:font-size="14pt" fo:language="en" fo:country="US" fo:font-style="italic" officeooo:paragraph-rsid="00180a9e" style:font-size-asian="14pt" style:font-style-asian="italic" style:font-name-complex="Times New Roman2" style:font-size-complex="14pt" style:font-style-complex="italic"/>
    </style:style>
    <style:style style:name="P52" style:family="paragraph" style:parent-style-name="HTML_20_Preformatted">
      <loext:graphic-properties draw:fill="solid" draw:fill-color="#ffffff"/>
      <style:paragraph-properties fo:margin-left="0cm" fo:margin-right="0cm" fo:line-height="150%" fo:text-indent="1.3cm" style:auto-text-indent="false" fo:background-color="#ffffff">
        <style:tab-stops/>
      </style:paragraph-properties>
      <style:text-properties style:font-name="Times New Roman" fo:font-size="14pt" fo:language="ru" fo:country="RU" fo:font-style="italic" officeooo:rsid="0024dab9" officeooo:paragraph-rsid="0024dab9" style:font-size-asian="14pt" style:language-asian="ru" style:country-asian="RU" style:font-style-asian="italic" style:font-name-complex="Times New Roman2" style:font-size-complex="14pt" style:font-style-complex="italic"/>
    </style:style>
    <style:style style:name="P53" style:family="paragraph" style:parent-style-name="HTML_20_Preformatted">
      <loext:graphic-properties draw:fill="solid" draw:fill-color="#ffffff"/>
      <style:paragraph-properties fo:margin-left="0cm" fo:margin-right="0cm" fo:line-height="150%" fo:text-indent="1.3cm" style:auto-text-indent="false" fo:background-color="#ffffff">
        <style:tab-stops/>
      </style:paragraph-properties>
      <style:text-properties style:font-name="Times New Roman" fo:font-size="14pt" fo:font-style="italic" officeooo:rsid="0026baf8" officeooo:paragraph-rsid="0026baf8" style:font-size-asian="14pt" style:font-style-asian="italic" style:font-name-complex="Times New Roman2" style:font-size-complex="14pt" style:font-style-complex="italic"/>
    </style:style>
    <style:style style:name="P54" style:family="paragraph" style:parent-style-name="Table_20_Contents">
      <style:paragraph-properties fo:text-align="justify" style:justify-single-word="false"/>
      <style:text-properties officeooo:rsid="00180a9e" officeooo:paragraph-rsid="00180a9e"/>
    </style:style>
    <style:style style:name="P55" style:family="paragraph" style:parent-style-name="Table_20_Contents">
      <style:paragraph-properties fo:text-align="justify" style:justify-single-word="false"/>
      <style:text-properties officeooo:rsid="00189423" officeooo:paragraph-rsid="00189423"/>
    </style:style>
    <style:style style:name="P56" style:family="paragraph" style:parent-style-name="Table_20_Contents">
      <style:text-properties officeooo:rsid="0019f78c" officeooo:paragraph-rsid="0019f78c"/>
    </style:style>
    <style:style style:name="P57" style:family="paragraph" style:parent-style-name="Table_20_Contents">
      <style:text-properties style:font-name="Times New Roman" fo:font-size="12pt" officeooo:rsid="001a933e" officeooo:paragraph-rsid="001a933e" style:font-size-asian="12pt" style:font-name-complex="Times New Roman2" style:font-size-complex="12pt"/>
    </style:style>
    <style:style style:name="P58" style:family="paragraph" style:parent-style-name="Table_20_Contents">
      <style:text-properties style:font-name="Times New Roman" fo:font-size="12pt" officeooo:rsid="001c07d1" officeooo:paragraph-rsid="001c07d1" style:font-size-asian="12pt" style:font-name-complex="Times New Roman2" style:font-size-complex="12pt"/>
    </style:style>
    <style:style style:name="P59" style:family="paragraph" style:parent-style-name="Table_20_Contents">
      <style:text-properties officeooo:rsid="001bb152" officeooo:paragraph-rsid="001bb152"/>
    </style:style>
    <style:style style:name="P60" style:family="paragraph" style:parent-style-name="Table_20_Contents">
      <style:text-properties fo:font-size="12pt" officeooo:rsid="0019f78c" officeooo:paragraph-rsid="0019f78c" style:font-size-asian="12pt" style:font-size-complex="12pt"/>
    </style:style>
    <style:style style:name="P61" style:family="paragraph" style:parent-style-name="Table_20_Contents">
      <style:text-properties officeooo:rsid="001c07d1" officeooo:paragraph-rsid="001c07d1"/>
    </style:style>
    <style:style style:name="P62" style:family="paragraph" style:parent-style-name="Table_20_Contents">
      <style:text-properties style:font-name="Times New Roman1" fo:font-size="12pt" officeooo:rsid="001da82e" officeooo:paragraph-rsid="001da82e" style:font-name-asian="Times New Roman2" style:font-size-asian="12pt" style:font-name-complex="Courier New2" style:font-size-complex="12pt"/>
    </style:style>
    <style:style style:name="P63" style:family="paragraph" style:parent-style-name="Table_20_Contents">
      <style:text-properties style:font-name="Times New Roman1" fo:font-size="12pt" officeooo:rsid="001e4796" officeooo:paragraph-rsid="001e4796" style:font-name-asian="Times New Roman2" style:font-size-asian="12pt" style:font-name-complex="Courier New2" style:font-size-complex="12pt"/>
    </style:style>
    <style:style style:name="P64" style:family="paragraph" style:parent-style-name="Table_20_Contents">
      <style:text-properties style:font-name="Times New Roman1" fo:font-size="12pt" officeooo:rsid="00204d40" officeooo:paragraph-rsid="00204d40" style:font-name-asian="Times New Roman2" style:font-size-asian="12pt" style:font-name-complex="Courier New2" style:font-size-complex="12pt"/>
    </style:style>
    <style:style style:name="P65" style:family="paragraph" style:parent-style-name="Table_20_Contents">
      <style:text-properties style:font-name="Times New Roman1" fo:font-size="12pt" officeooo:rsid="001da82e" officeooo:paragraph-rsid="001da82e" style:font-name-asian="Times New Roman2" style:font-size-asian="10.5pt" style:font-name-complex="Courier New2" style:font-size-complex="12pt"/>
    </style:style>
    <style:style style:name="P66" style:family="paragraph" style:parent-style-name="HTML_20_Preformatted">
      <loext:graphic-properties draw:fill="solid" draw:fill-color="#ffffff"/>
      <style:paragraph-properties fo:line-height="150%" fo:background-color="#ffffff"/>
      <style:text-properties officeooo:paragraph-rsid="00180a9e"/>
    </style:style>
    <style:style style:name="P67" style:family="paragraph" style:parent-style-name="HTML_20_Preformatted">
      <loext:graphic-properties draw:fill="solid" draw:fill-color="#ffffff"/>
      <style:paragraph-properties fo:line-height="150%" fo:background-color="#ffffff">
        <style:tab-stops/>
      </style:paragraph-properties>
      <style:text-properties officeooo:paragraph-rsid="00180a9e"/>
    </style:style>
    <style:style style:name="P68" style:family="paragraph" style:parent-style-name="HTML_20_Preformatted">
      <loext:graphic-properties draw:fill="solid" draw:fill-color="#ffffff"/>
      <style:paragraph-properties fo:line-height="150%" fo:background-color="#ffffff"/>
      <style:text-properties fo:color="#000000" style:font-name="Times New Roman" fo:font-size="14pt" officeooo:paragraph-rsid="00180a9e" style:font-size-asian="14pt" style:font-name-complex="Times New Roman2" style:font-size-complex="14pt"/>
    </style:style>
    <style:style style:name="P69" style:family="paragraph" style:parent-style-name="HTML_20_Preformatted">
      <loext:graphic-properties draw:fill="solid" draw:fill-color="#ffffff"/>
      <style:paragraph-properties fo:line-height="150%" fo:background-color="#ffffff">
        <style:tab-stops/>
      </style:paragraph-properties>
      <style:text-properties style:font-name="Times New Roman1" fo:font-size="12pt" fo:language="en" fo:country="US" officeooo:rsid="001e4796" officeooo:paragraph-rsid="001e4796" style:font-name-asian="Times New Roman2" style:font-size-asian="12pt" style:font-name-complex="Times New Roman2" style:font-size-complex="12pt" style:font-style-complex="italic"/>
    </style:style>
    <style:style style:name="P70" style:family="paragraph" style:parent-style-name="HTML_20_Preformatted">
      <loext:graphic-properties draw:fill="solid" draw:fill-color="#ffffff"/>
      <style:paragraph-properties fo:line-height="150%" fo:background-color="#ffffff"/>
      <style:text-properties style:font-name="Times New Roman" fo:font-size="14pt" fo:font-style="italic" officeooo:paragraph-rsid="00180a9e" style:font-size-asian="14pt" style:font-style-asian="italic" style:font-name-complex="Times New Roman2" style:font-size-complex="14pt" style:font-style-complex="italic"/>
    </style:style>
    <style:style style:name="P71" style:family="paragraph" style:parent-style-name="HTML_20_Preformatted">
      <loext:graphic-properties draw:fill="solid" draw:fill-color="#ffffff"/>
      <style:paragraph-properties fo:line-height="150%" fo:background-color="#ffffff">
        <style:tab-stops/>
      </style:paragraph-properties>
      <style:text-properties style:font-name="Times New Roman" fo:font-size="14pt" officeooo:paragraph-rsid="00180a9e" style:font-size-asian="14pt" style:font-name-complex="Times New Roman2" style:font-size-complex="14pt" style:font-style-complex="italic"/>
    </style:style>
    <style:style style:name="P72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499cm" style:auto-text-indent="false" style:page-number="auto" fo:background-color="#ffffff">
        <style:tab-stops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80a9e"/>
    </style:style>
    <style:style style:name="P73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style:text-position="-39% 100%" style:font-name="Times New Roman" fo:font-size="14pt" fo:font-style="italic" officeooo:paragraph-rsid="00180a9e" style:font-size-asian="14pt" style:font-style-asian="italic" style:font-name-complex="Times New Roman2" style:font-size-complex="14pt" style:font-style-complex="italic"/>
    </style:style>
    <style:style style:name="P74" style:family="paragraph" style:parent-style-name="Standard">
      <style:text-properties fo:language="en" fo:country="US"/>
    </style:style>
    <style:style style:name="P75" style:family="paragraph" style:parent-style-name="Preformatted_20_Text">
      <style:text-properties style:font-name="Times New Roman1"/>
    </style:style>
    <style:style style:name="P76" style:family="paragraph" style:parent-style-name="Preformatted_20_Text">
      <style:text-properties style:font-name="Times New Roman1" officeooo:paragraph-rsid="0022ef3a"/>
    </style:style>
    <style:style style:name="P77" style:family="paragraph" style:parent-style-name="Preformatted_20_Text">
      <style:text-properties style:font-name="Times New Roman1" fo:font-size="10pt" style:font-size-asian="10pt" style:font-size-complex="10pt"/>
    </style:style>
    <style:style style:name="P78" style:family="paragraph" style:parent-style-name="Preformatted_20_Text">
      <style:text-properties style:font-name="Liberation Mono"/>
    </style:style>
    <style:style style:name="P79" style:family="paragraph" style:parent-style-name="Preformatted_20_Text">
      <style:paragraph-properties fo:margin-top="0cm" fo:margin-bottom="0.499cm" loext:contextual-spacing="false"/>
    </style:style>
    <style:style style:name="P80" style:family="paragraph" style:parent-style-name="Preformatted_20_Text">
      <style:paragraph-properties fo:margin-top="0cm" fo:margin-bottom="0.499cm" loext:contextual-spacing="false"/>
      <style:text-properties style:font-name="Times New Roman1" officeooo:paragraph-rsid="0022ef3a"/>
    </style:style>
    <style:style style:name="P81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style:font-name="Times New Roman" fo:font-size="14pt" officeooo:paragraph-rsid="00180a9e" style:font-name-asian="Times New Roman2" style:font-size-asian="14pt" style:language-asian="ru" style:country-asian="RU" style:font-name-complex="Times New Roman2" style:font-size-complex="12pt" style:font-weight-complex="bold"/>
    </style:style>
    <style:style style:name="P82" style:family="paragraph" style:parent-style-name="Standard">
      <style:paragraph-properties fo:margin-left="0cm" fo:margin-right="0cm" fo:line-height="150%" fo:text-indent="1.249cm" style:auto-text-indent="false"/>
      <style:text-properties officeooo:paragraph-rsid="00180a9e"/>
    </style:style>
    <style:style style:name="P83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fo:language="ru" fo:country="RU" officeooo:paragraph-rsid="0022ef3a" style:font-size-asian="14pt" style:font-name-complex="Times New Roman2" style:font-size-complex="14pt"/>
    </style:style>
    <style:style style:name="P84" style:family="paragraph" style:parent-style-name="List_20_Paragraph">
      <loext:graphic-properties draw:fill="none"/>
      <style:paragraph-properties fo:margin-left="0cm" fo:margin-right="0cm" fo:margin-top="0cm" fo:margin-bottom="0cm" loext:contextual-spacing="true" fo:line-height="150%" fo:text-indent="1.3cm" style:auto-text-indent="false" fo:background-color="transparent"/>
      <style:text-properties style:font-name="Times New Roman" fo:font-size="14pt" officeooo:rsid="00189423" officeooo:paragraph-rsid="00180a9e" style:font-size-asian="14pt" style:font-name-complex="Times New Roman2" style:font-size-complex="14pt"/>
    </style:style>
    <style:style style:name="P85" style:family="paragraph" style:parent-style-name="HTML_20_Preformatted">
      <loext:graphic-properties draw:fill="solid" draw:fill-color="#ffffff"/>
      <style:paragraph-properties fo:margin-left="0cm" fo:margin-right="0cm" fo:line-height="150%" fo:text-indent="1.3cm" style:auto-text-indent="false" fo:background-color="#ffffff">
        <style:tab-stops/>
      </style:paragraph-properties>
      <style:text-properties style:font-name="Times New Roman" fo:font-size="14pt" officeooo:paragraph-rsid="0024dab9" style:font-size-asian="14pt" style:font-name-complex="Times New Roman2" style:font-size-complex="14pt" style:font-style-complex="italic"/>
    </style:style>
    <style:style style:name="P86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3cm" style:auto-text-indent="false" style:page-number="auto" fo:background-color="#ffffff">
        <style:tab-stops/>
      </style:paragraph-properties>
      <style:text-properties fo:color="#000000" style:font-name="Times New Roman" fo:font-size="14pt" officeooo:paragraph-rsid="00180a9e" style:font-size-asian="14pt" style:font-name-complex="Times New Roman2" style:font-size-complex="14pt"/>
    </style:style>
    <style:style style:name="P87" style:family="paragraph" style:parent-style-name="HTML_20_Preformatted">
      <loext:graphic-properties draw:fill="solid" draw:fill-color="#ffffff"/>
      <style:paragraph-properties fo:margin-left="0cm" fo:margin-right="0cm" fo:line-height="150%" fo:text-indent="1.3cm" style:auto-text-indent="false" fo:break-before="page" fo:background-color="#ffffff">
        <style:tab-stops/>
      </style:paragraph-properties>
      <style:text-properties fo:color="#000000" style:font-name="Times New Roman" fo:font-size="14pt" officeooo:paragraph-rsid="00180a9e" style:font-size-asian="14pt" style:font-name-complex="Times New Roman2" style:font-size-complex="14pt"/>
    </style:style>
    <style:style style:name="P88" style:family="paragraph" style:parent-style-name="HTML_20_Preformatted" style:master-page-name="">
      <loext:graphic-properties draw:fill="solid" draw:fill-color="#ffffff"/>
      <style:paragraph-properties fo:margin-left="0cm" fo:margin-right="0cm" fo:line-height="150%" fo:text-indent="1.3cm" style:auto-text-indent="false" style:page-number="auto" fo:break-before="page" fo:background-color="#ffffff">
        <style:tab-stops/>
      </style:paragraph-properties>
      <style:text-properties officeooo:paragraph-rsid="0027f516"/>
    </style:style>
    <style:style style:name="P89" style:family="paragraph" style:parent-style-name="HTML_20_Preformatted">
      <loext:graphic-properties draw:fill="solid" draw:fill-color="#ffffff"/>
      <style:paragraph-properties fo:line-height="150%" fo:background-color="#ffffff">
        <style:tab-stops/>
      </style:paragraph-properties>
      <style:text-properties officeooo:paragraph-rsid="0027f516"/>
    </style:style>
    <style:style style:name="P90" style:family="paragraph" style:parent-style-name="Preformatted_20_Text">
      <style:text-properties style:font-name="Times New Roman1" fo:font-size="9pt" style:font-size-asian="9pt" style:font-size-complex="9pt"/>
    </style:style>
    <style:style style:name="P91" style:family="paragraph" style:parent-style-name="Preformatted_20_Text">
      <style:paragraph-properties fo:text-align="justify" style:justify-single-word="false"/>
      <style:text-properties style:font-name="Times New Roman1" fo:font-size="9pt" style:font-size-asian="9pt" style:font-size-complex="9pt"/>
    </style:style>
    <style:style style:name="P92" style:family="paragraph" style:parent-style-name="Preformatted_20_Text">
      <style:text-properties fo:font-size="9pt" style:font-size-asian="9pt" style:font-size-complex="9pt"/>
    </style:style>
    <style:style style:name="P93" style:family="paragraph" style:parent-style-name="Preformatted_20_Text">
      <style:text-properties style:font-name="Liberation Mono" fo:font-size="9pt" style:font-size-asian="9pt" style:font-size-complex="9pt"/>
    </style:style>
    <style:style style:name="P94" style:family="paragraph" style:parent-style-name="Preformatted_20_Text">
      <style:paragraph-properties fo:margin-top="0cm" fo:margin-bottom="0.499cm" loext:contextual-spacing="false"/>
      <style:text-properties fo:font-size="9pt" style:font-size-asian="9pt" style:font-size-complex="9pt"/>
    </style:style>
    <style:style style:name="P95" style:family="paragraph" style:parent-style-name="Table_20_Contents">
      <style:text-properties officeooo:rsid="0027f516" officeooo:paragraph-rsid="0027f516"/>
    </style:style>
    <style:style style:name="P96" style:family="paragraph" style:parent-style-name="Table_20_Contents">
      <style:text-properties style:font-name="Times New Roman1" fo:font-size="12pt" fo:language="en" fo:country="US" officeooo:rsid="001eecc7" officeooo:paragraph-rsid="001eecc7" style:font-name-asian="Times New Roman2" style:font-size-asian="12pt" style:font-name-complex="Courier New2" style:font-size-complex="12pt"/>
    </style:style>
    <style:style style:name="T1" style:family="text">
      <style:text-properties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T2" style:family="text">
      <style:text-properties style:font-name="Times New Roman" fo:font-size="14pt" officeooo:rsid="00180a9e" style:font-name-asian="Times New Roman2" style:font-size-asian="14pt" style:language-asian="ru" style:country-asian="RU" style:font-name-complex="Times New Roman2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name-asian="Times New Roman2" style:font-size-asian="14pt" style:language-asian="ru" style:country-asian="RU" style:font-name-complex="Times New Roman2" style:font-size-complex="14pt"/>
    </style:style>
    <style:style style:name="T4" style:family="text">
      <style:text-properties style:font-name="Times New Roman" fo:font-size="14pt" style:font-name-asian="HiddenHorzOCR" style:font-size-asian="14pt" style:language-asian="ru" style:country-asian="RU" style:font-name-complex="Times New Roman2" style:font-size-complex="14pt"/>
    </style:style>
    <style:style style:name="T5" style:family="text">
      <style:text-properties style:font-name="Times New Roman" fo:font-size="14pt" fo:font-style="italic" style:font-size-asian="14pt" style:font-style-asian="italic" style:font-name-complex="Times New Roman2" style:font-size-complex="14pt"/>
    </style:style>
    <style:style style:name="T6" style:family="text">
      <style:text-properties style:font-name="Times New Roman" fo:font-size="14pt" fo:font-style="italic" style:font-size-asian="14pt" style:font-style-asian="italic" style:font-name-complex="Times New Roman2" style:font-size-complex="14pt" style:font-style-complex="italic"/>
    </style:style>
    <style:style style:name="T7" style:family="text">
      <style:text-properties style:font-name="Times New Roman" fo:font-size="14pt" style:font-size-asian="14pt" style:font-name-complex="Times New Roman2" style:font-size-complex="14pt"/>
    </style:style>
    <style:style style:name="T8" style:family="text">
      <style:text-properties style:font-name="Times New Roman" fo:font-size="14pt" style:font-size-asian="14pt" style:font-name-complex="Times New Roman2" style:font-size-complex="14pt" style:font-style-complex="italic"/>
    </style:style>
    <style:style style:name="T9" style:family="text">
      <style:text-properties style:font-name="Times New Roman" fo:font-size="14pt" officeooo:rsid="001bb152" style:font-size-asian="14pt" style:font-name-complex="Times New Roman2" style:font-size-complex="14pt" style:font-style-complex="italic"/>
    </style:style>
    <style:style style:name="T10" style:family="text">
      <style:text-properties style:font-name="Times New Roman" fo:font-size="14pt" officeooo:rsid="00189423" style:font-size-asian="14pt" style:font-name-complex="Times New Roman2" style:font-size-complex="14pt"/>
    </style:style>
    <style:style style:name="T11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2" style:font-size-complex="14pt" style:font-style-complex="italic"/>
    </style:style>
    <style:style style:name="T13" style:family="text">
      <style:text-properties style:font-name="Times New Roman" fo:font-size="14pt" fo:language="en" fo:country="US" fo:font-style="italic" style:font-size-asian="14pt" style:font-style-asian="italic" style:font-name-complex="Times New Roman2" style:font-size-complex="14pt" style:font-style-complex="italic"/>
    </style:style>
    <style:style style:name="T14" style:family="text">
      <style:text-properties style:font-name="Times New Roman" style:font-name-complex="Times New Roman2"/>
    </style:style>
    <style:style style:name="T15" style:family="text">
      <style:text-properties style:font-name="Times New Roman" officeooo:rsid="001a0d75" style:font-name-complex="Times New Roman2"/>
    </style:style>
    <style:style style:name="T16" style:family="text">
      <style:text-properties style:font-name="Times New Roman" fo:language="en" fo:country="US" style:font-name-complex="Times New Roman2"/>
    </style:style>
    <style:style style:name="T17" style:family="text">
      <style:text-properties fo:color="#000000" style:font-name="Times New Roman" fo:font-size="14pt" fo:font-style="italic" style:font-name-asian="Times New Roman2" style:font-size-asian="14pt" style:language-asian="ru" style:country-asian="RU" style:font-style-asian="italic" style:font-name-complex="Times New Roman2" style:font-size-complex="14pt"/>
    </style:style>
    <style:style style:name="T18" style:family="text">
      <style:text-properties fo:color="#000000" style:font-name="Times New Roman" fo:font-size="14pt" fo:font-style="italic" style:font-size-asian="14pt" style:font-style-asian="italic" style:font-name-complex="Times New Roman2" style:font-size-complex="14pt"/>
    </style:style>
    <style:style style:name="T19" style:family="text">
      <style:text-properties fo:color="#000000" style:font-name="Times New Roman" fo:font-size="14pt" style:font-size-asian="14pt" style:font-name-complex="Times New Roman2" style:font-size-complex="14pt"/>
    </style:style>
    <style:style style:name="T20" style:family="text">
      <style:text-properties fo:color="#000000" style:font-name="Times New Roman" fo:font-size="14pt" fo:language="en" fo:country="US" fo:font-style="italic" style:font-size-asian="14pt" style:font-style-asian="italic" style:font-name-complex="Times New Roman2" style:font-size-complex="14pt"/>
    </style:style>
    <style:style style:name="T21" style:family="text">
      <style:text-properties style:text-position="-39% 100%" style:font-name="Times New Roman" fo:font-size="14pt" style:font-size-asian="14pt" style:font-name-complex="Times New Roman2" style:font-size-complex="14pt"/>
    </style:style>
    <style:style style:name="T22" style:family="text">
      <style:text-properties style:text-position="-39% 100%" style:font-name="Times New Roman" fo:font-size="14pt" style:font-size-asian="14pt" style:font-name-complex="Times New Roman2" style:font-size-complex="14pt" style:font-style-complex="italic"/>
    </style:style>
    <style:style style:name="T23" style:family="text">
      <style:text-properties style:text-position="-39% 100%" style:font-name="Times New Roman" fo:font-size="14pt" officeooo:rsid="00180a9e" style:font-size-asian="14pt" style:font-name-complex="Times New Roman2" style:font-size-complex="14pt" style:font-style-complex="italic"/>
    </style:style>
    <style:style style:name="T24" style:family="text">
      <style:text-properties style:text-position="-39% 100%" style:font-name="Times New Roman" fo:font-size="14pt" officeooo:rsid="00180a9e" style:font-size-asian="14pt" style:font-name-complex="Times New Roman2" style:font-size-complex="14pt"/>
    </style:style>
    <style:style style:name="T25" style:family="text">
      <style:text-properties fo:font-size="14pt" fo:font-style="italic" style:font-size-asian="14pt" style:font-style-asian="italic" style:font-size-complex="14pt" style:font-style-complex="italic"/>
    </style:style>
    <style:style style:name="T26" style:family="text">
      <style:text-properties officeooo:rsid="00204d40"/>
    </style:style>
    <style:style style:name="T27" style:family="text">
      <style:text-properties fo:font-style="italic" officeooo:rsid="0022ef3a" style:language-asian="zxx" style:country-asian="none" style:font-style-asian="italic" style:language-complex="zxx" style:country-complex="none" style:font-style-complex="italic"/>
    </style:style>
    <style:style style:name="T28" style:family="text">
      <style:text-properties style:font-name="Times New Roman1" fo:font-size="10pt" style:font-name-asian="Times New Roman2" style:font-size-asian="10pt" style:font-name-complex="Courier New2" style:font-size-complex="10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Министерство образования и науки Российской Федерации</text:p>
      <text:p text:style-name="P6">ФЕДЕРАЛЬНОЕ ГОСУДАРСТВЕННОЕ БЮДЖЕТНОЕ<text:line-break/>ОБРАЗОВАТЕЛЬНОЕ УЧРЕЖДЕНИЕ ВЫСШЕГО ОБРАЗОВАНИЯ</text:p>
      <text:p text:style-name="P7">«САРАТОВСКИЙ НАЦИОНАЛЬНЫЙ ИССЛЕДОВАТЕЛЬСКИЙ</text:p>
      <text:p text:style-name="P5">ГОСУДАРСТВЕННЫЙ УНИВЕРСИТЕТ</text:p>
      <text:p text:style-name="P5">ИМЕНИ Н.Г. ЧЕРНЫШЕВСКОГО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ОТЧЕТ О ПРАКТИКЕ</text:p>
      <text:p text:style-name="P8"/>
      <text:p text:style-name="P2"><text:span text:style-name="T1">Студент</text:span><text:span text:style-name="T2">а</text:span><text:span text:style-name="T1"> </text:span><text:span text:style-name="T3">3</text:span><text:span text:style-name="T1"> курса факультета </text:span><text:span text:style-name="T3">КНиИТ</text:span><text:span text:style-name="T1"> направления </text:span><text:span text:style-name="T4">27.03.03 – Системный анализ и управление</text:span></text:p>
      <text:p text:style-name="P3"/>
      <text:p text:style-name="P10">Черневского Алексея Дмитриевича</text:p>
      <text:p text:style-name="P15">фамилия, имя, отчество</text:p>
      <text:p text:style-name="P11">кафедра системного анализа и автоматического управления</text:p>
      <text:p text:style-name="P15">кафедр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Саратов, 2017</text:p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>Тема практики:</text:p>
      <text:p text:style-name="P16">«Решение задач по дисциплине </text:p>
      <text:p text:style-name="P16">“Характеристики эргодических цепей Маркова с дискретным временем”.»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><text:bookmark text:name="_GoBack"/></text:p>
      <text:p text:style-name="P17"/>
      <text:p text:style-name="P1"><text:soft-page-break/><text:span text:style-name="T17">Задание:</text:span><text:span text:style-name="T5"><text:tab/></text:span></text:p>
      <text:p text:style-name="P21"><text:span text:style-name="T21"><text:tab/>Определить регулярную цепь Маркова с дискретным временем и конечным числом </text:span><text:span text:style-name="T24">состояний </text:span><text:span text:style-name="T24"><draw:frame draw:style-name="fr1" draw:name="Объект1" text:anchor-type="as-char" svg:y="-0.439cm" svg:width="0.572cm" svg:height="0.728cm" draw:z-index="20"><draw:object xlink:href="./Object 1" xlink:type="simple" xlink:show="embed" xlink:actuate="onLoad"/><draw:image xlink:href="./ObjectReplacements/Object 1" xlink:type="simple" xlink:show="embed" xlink:actuate="onLoad"/></draw:frame></text:span><text:span text:style-name="T24">, задав произвольную матрицу </text:span><text:span text:style-name="T24"><draw:frame draw:style-name="fr1" draw:name="Объект2" text:anchor-type="as-char" svg:y="-0.439cm" svg:width="0.49cm" svg:height="0.547cm" draw:z-index="21"><draw:object xlink:href="./Object 2" xlink:type="simple" xlink:show="embed" xlink:actuate="onLoad"/><draw:image xlink:href="./ObjectReplacements/Object 2" xlink:type="simple" xlink:show="embed" xlink:actuate="onLoad"/></draw:frame></text:span><text:span text:style-name="T24"> вероятностей переходов за 1 шаг и началное распределение </text:span><text:span text:style-name="T24"><draw:frame draw:style-name="fr1" draw:name="Объект25" text:anchor-type="as-char" svg:y="-0.45cm" svg:width="1.117cm" svg:height="0.591cm" draw:z-index="22"><draw:object xlink:href="./Object 3" xlink:type="simple" xlink:show="embed" xlink:actuate="onLoad"/><draw:image xlink:href="./ObjectReplacements/Object 3" xlink:type="simple" xlink:show="embed" xlink:actuate="onLoad"/></draw:frame></text:span><text:span text:style-name="T24">.</text:span></text:p>
      <text:p text:style-name="P41"><text:span text:style-name="T23">1. </text:span><text:span text:style-name="T22">Получить предельное распределение для заданной цепи Маркова.</text:span></text:p>
      <text:p text:style-name="P73">Код программы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4">1</text:p>
            <text:p text:style-name="P54">2</text:p>
            <text:p text:style-name="P54">3</text:p>
            <text:p text:style-name="P55">4</text:p>
            <text:p text:style-name="P55">5</text:p>
            <text:p text:style-name="P55">6</text:p>
            <text:p text:style-name="P55">7</text:p>
            <text:p text:style-name="P55">8</text:p>
            <text:p text:style-name="P55">9</text:p>
            <text:p text:style-name="P55">10</text:p>
            <text:p text:style-name="P55">11</text:p>
            <text:p text:style-name="P55">12</text:p>
            <text:p text:style-name="P55">13</text:p>
            <text:p text:style-name="P55">14</text:p>
            <text:p text:style-name="P55">15</text:p>
            <text:p text:style-name="P55">16</text:p>
            <text:p text:style-name="P55">17</text:p>
            <text:p text:style-name="P55">18</text:p>
            <text:p text:style-name="P55">19</text:p>
            <text:p text:style-name="P55">20</text:p>
            <text:p text:style-name="P55">21</text:p>
            <text:p text:style-name="P55">22</text:p>
          </table:table-cell>
          <table:table-cell table:style-name="Таблица1.B1" office:value-type="string">
            <text:p text:style-name="P55">%начальное распределение</text:p>
            <text:p text:style-name="P55">P0 = [0.14 0.174 0.12 0.273 0.02 0.093 0.016 0.164];</text:p>
            <text:p text:style-name="P55"/>
            <text:p text:style-name="P55">%матрица вероятностей переходов</text:p>
            <text:p text:style-name="P55">P = [0.156 0.135 0.05 0.346 0.119 0.045 0.078 0.071;</text:p>
            <text:p text:style-name="P55"><text:s text:c="4"/>0.094 0.271 0.156 0.023 0.096 0.175 0.065 0.12;</text:p>
            <text:p text:style-name="P55"><text:s text:c="4"/>0.225 0.075 0.25 0.05 0.05 0.1 0.15 0.1;</text:p>
            <text:p text:style-name="P55"><text:s text:c="4"/>0.076 0.097 0.065 0.234 0.312 0.156 0.023 0.037;</text:p>
            <text:p text:style-name="P55"><text:s text:c="4"/>0.12 0.2 0.352 0.123 0.065 0.063 0.032 0.045</text:p>
            <text:p text:style-name="P55"><text:s text:c="4"/>0.3 0.05 0.05 0.12 0.08 0.015 0.085 0.2;</text:p>
            <text:p text:style-name="P55"><text:s text:c="4"/>0.09 0.01 0.02 0.045 0.055 0.48 0.2 0.1;</text:p>
            <text:p text:style-name="P55"><text:s text:c="4"/>0.3 0.1 0.1 0.1 0.1 0.1 0.15 0.05;];</text:p>
            <text:p text:style-name="P55"/>
            <text:p text:style-name="P55">%Создание единичной матрицы</text:p>
            <text:p text:style-name="P55">I = eye(8);</text:p>
            <text:p text:style-name="P55">%вычитаем из транспонированний матрицы вероятносей переходов единичную</text:p>
            <text:p text:style-name="P55">A = P' - I;</text:p>
            <text:p text:style-name="P55">%заполняем нижнуюю строку итоговой матрицы единицами</text:p>
            <text:p text:style-name="P55">A(8,:) =ones(1,8);</text:p>
            <text:p text:style-name="P55">%решаем СЛАУ</text:p>
            <text:p text:style-name="P55">b = [0; 0; 0; 0; 0; 0; 0; 1];</text:p>
            <text:p text:style-name="P55">pi = A\ b</text:p>
          </table:table-cell>
        </table:table-row>
      </table:table>
      <text:p text:style-name="P12"/>
      <text:p text:style-name="P27">Результат работы программы: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91"><text:bookmark text:name="console"/>pi =</text:p>
            <text:p text:style-name="P92"/>
            <text:p text:style-name="P92"><text:s text:c="3"/>0.179098</text:p>
            <text:p text:style-name="P92"><text:s text:c="3"/>0.120487</text:p>
            <text:p text:style-name="P92"><text:s text:c="3"/>0.127746</text:p>
            <text:p text:style-name="P92"><text:s text:c="3"/>0.148560</text:p>
            <text:p text:style-name="P92"><text:s text:c="3"/>0.117317</text:p>
            <text:p text:style-name="P92"><text:s text:c="3"/>0.126756</text:p>
            <text:p text:style-name="P92"><text:s text:c="3"/>0.090436</text:p>
            <text:p text:style-name="P94"><text:s text:c="3"/>0.089600</text:p>
          </table:table-cell>
        </table:table-row>
      </table:table>
      <text:p text:style-name="P45"/>
      <text:p text:style-name="P84"/>
      <text:p text:style-name="P40"><text:span text:style-name="T10">2. </text:span><text:span text:style-name="T7">Вычислить </text:span><text:span text:style-name="T11"><draw:frame draw:style-name="fr1" draw:name="Объект27" text:anchor-type="as-char" svg:y="-0.439cm" svg:width="0.407cm" svg:height="0.547cm" draw:z-index="23"><draw:object xlink:href="./Object 27" xlink:type="simple" xlink:show="embed" xlink:actuate="onLoad"/><draw:image xlink:href="./ObjectReplacements/Object 27" xlink:type="simple" xlink:show="embed" xlink:actuate="onLoad"/></draw:frame></text:span><text:span text:style-name="T7">-е степени матрицы </text:span><text:span text:style-name="T7"><draw:frame draw:style-name="fr2" draw:name="Объект3" text:anchor-type="as-char" svg:width="0.49cm" svg:height="0.547cm" draw:z-index="2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 при </text:span><text:span text:style-name="T7"><draw:frame draw:style-name="fr2" draw:name="Объект4" text:anchor-type="as-char" svg:width="2.252cm" svg:height="0.547cm" draw:z-index="2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25"><text:soft-page-break/>Код программы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6">1</text:p>
            <text:p text:style-name="P56">2</text:p>
            <text:p text:style-name="P56">3</text:p>
            <text:p text:style-name="P56">4</text:p>
            <text:p text:style-name="P56">5</text:p>
          </table:table-cell>
          <table:table-cell table:style-name="Таблица2.B1" office:value-type="string">
            <text:p text:style-name="P56">%Выводим n-ю степень матрицы на каждом шаге от 1 до 5</text:p>
            <text:p text:style-name="P56">for n=1 : 5</text:p>
            <text:p text:style-name="P56"><text:s text:c="2"/>n</text:p>
            <text:p text:style-name="P56"><text:s text:c="2"/>Pn = P^n</text:p>
            <text:p text:style-name="P56">end</text:p>
          </table:table-cell>
        </table:table-row>
      </table:table>
      <text:p text:style-name="P14"/>
      <text:p text:style-name="P29">Результат работы программы: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90"><text:bookmark text:name="console1"/>n = <text:s/>1</text:p>
            <text:p text:style-name="P92">Pn =</text:p>
            <text:p text:style-name="P92"/>
            <text:p text:style-name="P92"><text:s/>Columns 1 through 7:</text:p>
            <text:p text:style-name="P92"/>
            <text:p text:style-name="P92"><text:s text:c="3"/>0.156000 <text:s text:c="2"/>0.135000 <text:s text:c="2"/>0.050000 <text:s text:c="2"/>0.346000 <text:s text:c="2"/>0.119000 <text:s text:c="2"/>0.045000 <text:s text:c="2"/>0.078000</text:p>
            <text:p text:style-name="P92"><text:s text:c="3"/>0.094000 <text:s text:c="2"/>0.271000 <text:s text:c="2"/>0.156000 <text:s text:c="2"/>0.023000 <text:s text:c="2"/>0.096000 <text:s text:c="2"/>0.175000 <text:s text:c="2"/>0.065000</text:p>
            <text:p text:style-name="P92"><text:s text:c="3"/>0.225000 <text:s text:c="2"/>0.075000 <text:s text:c="2"/>0.250000 <text:s text:c="2"/>0.050000 <text:s text:c="2"/>0.050000 <text:s text:c="2"/>0.100000 <text:s text:c="2"/>0.150000</text:p>
            <text:p text:style-name="P92"><text:s text:c="3"/>0.076000 <text:s text:c="2"/>0.097000 <text:s text:c="2"/>0.065000 <text:s text:c="2"/>0.234000 <text:s text:c="2"/>0.312000 <text:s text:c="2"/>0.156000 <text:s text:c="2"/>0.023000</text:p>
            <text:p text:style-name="P92"><text:s text:c="3"/>0.120000 <text:s text:c="2"/>0.200000 <text:s text:c="2"/>0.352000 <text:s text:c="2"/>0.123000 <text:s text:c="2"/>0.065000 <text:s text:c="2"/>0.063000 <text:s text:c="2"/>0.032000</text:p>
            <text:p text:style-name="P92"><text:s text:c="3"/>0.400000 <text:s text:c="2"/>0.050000 <text:s text:c="2"/>0.050000 <text:s text:c="2"/>0.120000 <text:s text:c="2"/>0.080000 <text:s text:c="2"/>0.015000 <text:s text:c="2"/>0.085000</text:p>
            <text:p text:style-name="P92"><text:s text:c="3"/>0.090000 <text:s text:c="2"/>0.010000 <text:s text:c="2"/>0.020000 <text:s text:c="2"/>0.045000 <text:s text:c="2"/>0.055000 <text:s text:c="2"/>0.480000 <text:s text:c="2"/>0.200000</text:p>
            <text:p text:style-name="P92"><text:s text:c="3"/>0.300000 <text:s text:c="2"/>0.100000 <text:s text:c="2"/>0.100000 <text:s text:c="2"/>0.100000 <text:s text:c="2"/>0.100000 <text:s text:c="2"/>0.100000 <text:s text:c="2"/>0.150000</text:p>
            <text:p text:style-name="P92"/>
            <text:p text:style-name="P92"><text:s/>Column 8:</text:p>
            <text:p text:style-name="P92"/>
            <text:p text:style-name="P92"><text:s text:c="3"/>0.071000</text:p>
            <text:p text:style-name="P92"><text:s text:c="3"/>0.120000</text:p>
            <text:p text:style-name="P92"><text:s text:c="3"/>0.100000</text:p>
            <text:p text:style-name="P92"><text:s text:c="3"/>0.037000</text:p>
            <text:p text:style-name="P92"><text:s text:c="3"/>0.045000</text:p>
            <text:p text:style-name="P92"><text:s text:c="3"/>0.200000</text:p>
            <text:p text:style-name="P92"><text:s text:c="3"/>0.100000</text:p>
            <text:p text:style-name="P92"><text:s text:c="3"/>0.050000</text:p>
            <text:p text:style-name="P92"/>
            <text:p text:style-name="P92">n = <text:s/>2</text:p>
            <text:p text:style-name="P92">Pn =</text:p>
            <text:p text:style-name="P92"/>
            <text:p text:style-name="P92"><text:s/>Columns 1 through 7:</text:p>
            <text:p text:style-name="P92"/>
            <text:p text:style-name="P92"><text:s text:c="3"/>0.135172 <text:s text:c="2"/>0.128887 <text:s text:c="2"/>0.116648 <text:s text:c="2"/>0.171192 <text:s text:c="2"/>0.164701 <text:s text:c="2"/>0.142333 <text:s text:c="2"/>0.070284</text:p>
            <text:p text:style-name="P92"><text:s text:c="3"/>0.200356 <text:s text:c="2"/>0.140662 <text:s text:c="2"/>0.143313 <text:s text:c="2"/>0.099672 <text:s text:c="2"/>0.087993 <text:s text:c="2"/>0.122716 <text:s text:c="2"/>0.097823</text:p>
            <text:p text:style-name="P92"><text:s text:c="3"/>0.191700 <text:s text:c="2"/>0.100800 <text:s text:c="2"/>0.124300 <text:s text:c="2"/>0.138675 <text:s text:c="2"/>0.091575 <text:s text:c="2"/>0.142700 <text:s text:c="2"/>0.116175</text:p>
            <text:p text:style-name="P92"><text:s text:c="3"/>0.166393 <text:s text:c="2"/>0.138250 <text:s text:c="2"/>0.172176 <text:s text:c="2"/>0.148364 <text:s text:c="2"/>0.132339 <text:s text:c="2"/>0.100135 <text:s text:c="2"/>0.060759</text:p>
            <text:p text:style-name="P92"><text:s text:c="3"/>0.175448 <text:s text:c="2"/>0.129701 <text:s text:c="2"/>0.164365 <text:s text:c="2"/>0.113997 <text:s text:c="2"/>0.104981 <text:s text:c="2"/>0.119688 <text:s text:c="2"/>0.098574</text:p>
            <text:p text:style-name="P92"><text:s text:c="3"/>0.170720 <text:s text:c="2"/>0.120540 <text:s text:c="2"/>0.098710 <text:s text:c="2"/>0.205595 <text:s text:c="2"/>0.123415 <text:s text:c="2"/>0.116535 <text:s text:c="2"/>0.095545</text:p>
            <text:p text:style-name="P92"><text:s text:c="3"/>0.269500 <text:s text:c="2"/>0.067725 <text:s text:c="2"/>0.071345 <text:s text:c="2"/>0.126265 <text:s text:c="2"/>0.089685 <text:s text:c="2"/>0.131485 <text:s text:c="2"/>0.109265</text:p>
            <text:p text:style-name="P92"><text:s text:c="3"/>0.166800 <text:s text:c="2"/>0.116300 <text:s text:c="2"/>0.110300 <text:s text:c="2"/>0.170550 <text:s text:c="2"/>0.109250 <text:s text:c="2"/>0.141400 <text:s text:c="2"/>0.096400</text:p>
            <text:p text:style-name="P92"/>
            <text:p text:style-name="P92"><text:s/>Column 8:</text:p>
            <text:p text:style-name="P92"/>
            <text:p text:style-name="P92"><text:s text:c="3"/>0.070783</text:p>
            <text:p text:style-name="P92"><text:s text:c="3"/>0.107465</text:p>
            <text:p text:style-name="P92"><text:s text:c="3"/>0.094075</text:p>
            <text:p text:style-name="P92"><text:s text:c="3"/>0.081584</text:p>
            <text:p text:style-name="P92"><text:s text:c="3"/>0.093246</text:p>
            <text:p text:style-name="P92"><text:s text:c="3"/>0.068940</text:p>
            <text:p text:style-name="P92"><text:s text:c="3"/>0.134730</text:p>
            <text:p text:style-name="P92"><text:s text:c="3"/>0.089000</text:p>
            <text:p text:style-name="P92"/>
            <text:p text:style-name="P92">n = <text:s/>3</text:p>
            <text:p text:style-name="P92">Pn =</text:p>
            <text:p text:style-name="P92"/>
            <text:p text:style-name="P92"><text:s/>Columns 1 through 7:</text:p>
            <text:p text:style-name="P92"/>
            <text:p text:style-name="P92"><text:s text:c="3"/>0.176716 <text:s text:c="2"/>0.126369 <text:s text:c="2"/>0.140730 <text:s text:c="2"/>0.143205 <text:s text:c="2"/>0.120739 <text:s text:c="2"/>0.120334 <text:s text:c="2"/>0.082399</text:p>
            <text:p text:style-name="P92"><text:soft-page-break/><text:s text:c="3"/>0.184987 <text:s text:c="2"/>0.121043 <text:s text:c="2"/>0.124080 <text:s text:c="2"/>0.143745 <text:s text:c="2"/>0.107273 <text:s text:c="2"/>0.128598 <text:s text:c="2"/>0.097491</text:p>
            <text:p text:style-name="P92"><text:s text:c="3"/>0.184634 <text:s text:c="2"/>0.111990 <text:s text:c="2"/>0.116499 <text:s text:c="2"/>0.150335 <text:s text:c="2"/>0.115136 <text:s text:c="2"/>0.133411 <text:s text:c="2"/>0.095745</text:p>
            <text:p text:style-name="P92"><text:s text:c="3"/>0.174846 <text:s text:c="2"/>0.127474 <text:s text:c="2"/>0.143538 <text:s text:c="2"/>0.143264 <text:s text:c="2"/>0.116084 <text:s text:c="2"/>0.119206 <text:s text:c="2"/>0.088339</text:p>
            <text:p text:style-name="P92"><text:s text:c="3"/>0.182526 <text:s text:c="2"/>0.119510 <text:s text:c="2"/>0.131741 <text:s text:c="2"/>0.139617 <text:s text:c="2"/>0.108260 <text:s text:c="2"/>0.129862 <text:s text:c="2"/>0.096627</text:p>
            <text:p text:style-name="P92"><text:s text:c="3"/>0.166503 <text:s text:c="2"/>0.121419 <text:s text:c="2"/>0.123455 <text:s text:c="2"/>0.155244 <text:s text:c="2"/>0.130462 <text:s text:c="2"/>0.132999 <text:s text:c="2"/>0.083991</text:p>
            <text:p text:style-name="P92"><text:s text:c="3"/>0.187666 <text:s text:c="2"/>0.111411 <text:s text:c="2"/>0.103885 <text:s text:c="2"/>0.173117 <text:s text:c="2"/>0.117365 <text:s text:c="2"/>0.124354 <text:s text:c="2"/>0.095138</text:p>
            <text:p text:style-name="P92"><text:s text:c="3"/>0.179778 <text:s text:c="2"/>0.117635 <text:s text:c="2"/>0.121498 <text:s text:c="2"/>0.149455 <text:s text:c="2"/>0.122356 <text:s text:c="2"/>0.129670 <text:s text:c="2"/>0.089183</text:p>
            <text:p text:style-name="P92"/>
            <text:p text:style-name="P92"><text:s/>Column 8:</text:p>
            <text:p text:style-name="P92"/>
            <text:p text:style-name="P92"><text:s text:c="3"/>0.089508</text:p>
            <text:p text:style-name="P92"><text:s text:c="3"/>0.092782</text:p>
            <text:p text:style-name="P92"><text:s text:c="3"/>0.092250</text:p>
            <text:p text:style-name="P92"><text:s text:c="3"/>0.087248</text:p>
            <text:p text:style-name="P92"><text:s text:c="3"/>0.091857</text:p>
            <text:p text:style-name="P92"><text:s text:c="3"/>0.085926</text:p>
            <text:p text:style-name="P92"><text:s text:c="3"/>0.087064</text:p>
            <text:p text:style-name="P92"><text:s text:c="3"/>0.090425</text:p>
            <text:p text:style-name="P92"/>
            <text:p text:style-name="P92">n = <text:s/>4</text:p>
            <text:p text:style-name="P92">Pn =</text:p>
            <text:p text:style-name="P92"/>
            <text:p text:style-name="P92"><text:s/>Columns 1 through 7:</text:p>
            <text:p text:style-name="P92"/>
            <text:p text:style-name="P92"><text:s text:c="3"/>0.178885 <text:s text:c="2"/>0.122488 <text:s text:c="2"/>0.132156 <text:s text:c="2"/>0.146547 <text:s text:c="2"/>0.115835 <text:s text:c="2"/>0.124393 <text:s text:c="2"/>0.090399</text:p>
            <text:p text:style-name="P92"><text:s text:c="3"/>0.180000 <text:s text:c="2"/>0.119163 <text:s text:c="2"/>0.123914 <text:s text:c="2"/>0.148922 <text:s text:c="2"/>0.116587 <text:s text:c="2"/>0.129100 <text:s text:c="2"/>0.091994</text:p>
            <text:p text:style-name="P92"><text:s text:c="3"/>0.180440 <text:s text:c="2"/>0.118475 <text:s text:c="2"/>0.123937 <text:s text:c="2"/>0.151167 <text:s text:c="2"/>0.118100 <text:s text:c="2"/>0.127446 <text:s text:c="2"/>0.090624</text:p>
            <text:p text:style-name="P92"><text:s text:c="3"/>0.178180 <text:s text:c="2"/>0.121597 <text:s text:c="2"/>0.131138 <text:s text:c="2"/>0.145413 <text:s text:c="2"/>0.115585 <text:s text:c="2"/>0.127108 <text:s text:c="2"/>0.091352</text:p>
            <text:p text:style-name="P92"><text:s text:c="3"/>0.181150 <text:s text:c="2"/>0.118749 <text:s text:c="2"/>0.125499 <text:s text:c="2"/>0.147594 <text:s text:c="2"/>0.115267 <text:s text:c="2"/>0.128417 <text:s text:c="2"/>0.092584</text:p>
            <text:p text:style-name="P92"><text:s text:c="3"/>0.179156 <text:s text:c="2"/>0.121875 <text:s text:c="2"/>0.131066 <text:s text:c="2"/>0.147282 <text:s text:c="2"/>0.118411 <text:s text:c="2"/>0.124427 <text:s text:c="2"/>0.088135</text:p>
            <text:p text:style-name="P92"><text:s text:c="3"/>0.174786 <text:s text:c="2"/>0.119460 <text:s text:c="2"/>0.122127 <text:s text:c="2"/>0.155545 <text:s text:c="2"/>0.123751 <text:s text:c="2"/>0.128969 <text:s text:c="2"/>0.087857</text:p>
            <text:p text:style-name="P92"><text:s text:c="3"/>0.179503 <text:s text:c="2"/>0.120648 <text:s text:c="2"/>0.127808 <text:s text:c="2"/>0.149622 <text:s text:c="2"/>0.117666 <text:s text:c="2"/>0.125645 <text:s text:c="2"/>0.089669</text:p>
            <text:p text:style-name="P92"/>
            <text:p text:style-name="P92"><text:s/>Column 8:</text:p>
            <text:p text:style-name="P92"/>
            <text:p text:style-name="P92"><text:s text:c="3"/>0.089298</text:p>
            <text:p text:style-name="P92"><text:s text:c="3"/>0.090321</text:p>
            <text:p text:style-name="P92"><text:s text:c="3"/>0.089810</text:p>
            <text:p text:style-name="P92"><text:s text:c="3"/>0.089627</text:p>
            <text:p text:style-name="P92"><text:s text:c="3"/>0.090740</text:p>
            <text:p text:style-name="P92"><text:s text:c="3"/>0.089648</text:p>
            <text:p text:style-name="P92"><text:s text:c="3"/>0.087507</text:p>
            <text:p text:style-name="P92"><text:s text:c="3"/>0.089440</text:p>
            <text:p text:style-name="P92"/>
            <text:p text:style-name="P92">n = <text:s/>5</text:p>
            <text:p text:style-name="P92">Pn =</text:p>
            <text:p text:style-name="P92"/>
            <text:p text:style-name="P92"><text:s/>Columns 1 through 7:</text:p>
            <text:p text:style-name="P92"/>
            <text:p text:style-name="P92"><text:s text:c="3"/>0.178875 <text:s text:c="2"/>0.120691 <text:s text:c="2"/>0.128348 <text:s text:c="2"/>0.147784 <text:s text:c="2"/>0.116759 <text:s text:c="2"/>0.127047 <text:s text:c="2"/>0.090863</text:p>
            <text:p text:style-name="P92"><text:s text:c="3"/>0.179486 <text:s text:c="2"/>0.120056 <text:s text:c="2"/>0.126613 <text:s text:c="2"/>0.149068 <text:s text:c="2"/>0.117517 <text:s text:c="2"/>0.127047 <text:s text:c="2"/>0.090449</text:p>
            <text:p text:style-name="P92"><text:s text:c="3"/>0.178910 <text:s text:c="2"/>0.120304 <text:s text:c="2"/>0.127051 <text:s text:c="2"/>0.149606 <text:s text:c="2"/>0.118045 <text:s text:c="2"/>0.126661 <text:s text:c="2"/>0.090051</text:p>
            <text:p text:style-name="P92"><text:s text:c="3"/>0.179607 <text:s text:c="2"/>0.120296 <text:s text:c="2"/>0.127946 <text:s text:c="2"/>0.147574 <text:s text:c="2"/>0.116471 <text:s text:c="2"/>0.127096 <text:s text:c="2"/>0.091034</text:p>
            <text:p text:style-name="P92"><text:s text:c="3"/>0.179630 <text:s text:c="2"/>0.119839 <text:s text:c="2"/>0.126471 <text:s text:c="2"/>0.149049 <text:s text:c="2"/>0.117213 <text:s text:c="2"/>0.127210 <text:s text:c="2"/>0.090800</text:p>
            <text:p text:style-name="P92"><text:s text:c="3"/>0.178895 <text:s text:c="2"/>0.121080 <text:s text:c="2"/>0.128940 <text:s text:c="2"/>0.148235 <text:s text:c="2"/>0.116988 <text:s text:c="2"/>0.126069 <text:s text:c="2"/>0.090383</text:p>
            <text:p text:style-name="P92"><text:s text:c="3"/>0.178392 <text:s text:c="2"/>0.121045 <text:s text:c="2"/>0.128534 <text:s text:c="2"/>0.149129 <text:s text:c="2"/>0.118848 <text:s text:c="2"/>0.125901 <text:s text:c="2"/>0.088914</text:p>
            <text:p text:style-name="P92"><text:s text:c="3"/>0.178751 <text:s text:c="2"/>0.120683 <text:s text:c="2"/>0.127912 <text:s text:c="2"/>0.148814 <text:s text:c="2"/>0.117591 <text:s text:c="2"/>0.126595 <text:s text:c="2"/>0.090251</text:p>
            <text:p text:style-name="P92"/>
            <text:p text:style-name="P92"><text:s/>Column 8:</text:p>
            <text:p text:style-name="P92"/>
            <text:p text:style-name="P92"><text:s text:c="3"/>0.089633</text:p>
            <text:p text:style-name="P92"><text:s text:c="3"/>0.089763</text:p>
            <text:p text:style-name="P92"><text:s text:c="3"/>0.089372</text:p>
            <text:p text:style-name="P92"><text:s text:c="3"/>0.089976</text:p>
            <text:p text:style-name="P92"><text:s text:c="3"/>0.089788</text:p>
            <text:p text:style-name="P92"><text:s text:c="3"/>0.089411</text:p>
            <text:p text:style-name="P92"><text:s text:c="3"/>0.089236</text:p>
            <text:p text:style-name="P94"><text:s text:c="3"/>0.089402</text:p>
            <text:p text:style-name="P90"/>
          </table:table-cell>
        </table:table-row>
      </table:table>
      <text:p text:style-name="P46"><text:soft-page-break/></text:p>
      <text:p text:style-name="P14"/>
      <text:p text:style-name="P23"><text:span text:style-name="T15">3. </text:span><text:span text:style-name="T14">Проверить</text:span><text:span text:style-name="T16"> </text:span><text:span text:style-name="T14">выполнение</text:span><text:span text:style-name="T16"> </text:span><text:span text:style-name="T14">неравенств</text:span><text:span text:style-name="T16"> </text:span><text:span text:style-name="T16"><draw:frame draw:style-name="fr2" draw:name="Объект5" text:anchor-type="as-char" svg:width="2.847cm" svg:height="0.547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<text:p text:style-name="P26">Код программы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0">1</text:p>
            <text:p text:style-name="P60">2</text:p>
            <text:p text:style-name="P60">3</text:p>
            <text:p text:style-name="P60">4</text:p>
            <text:p text:style-name="P60">5</text:p>
            <text:p text:style-name="P60">6</text:p>
          </table:table-cell>
          <table:table-cell table:style-name="Таблица3.B1" office:value-type="string">
            <text:p text:style-name="P60">for n=1:8</text:p>
            <text:p text:style-name="P60"><text:s/>N(n,:)= pi';</text:p>
            <text:p text:style-name="P60"><text:s/>end</text:p>
            <text:p text:style-name="P60">N</text:p>
            <text:p text:style-name="P60">A=N*P</text:p>
            <text:p text:style-name="P60">B=P*N</text:p>
          </table:table-cell>
        </table:table-row>
      </table:table>
      <text:p text:style-name="P13"/>
      <text:p text:style-name="P13"/>
      <text:p text:style-name="P13"/>
      <text:p text:style-name="P28">Результат работы программы:</text:p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90">N =</text:p>
            <text:p text:style-name="P92"/>
            <text:p text:style-name="P92"><text:s/>Columns 1 through 7:</text:p>
            <text:p text:style-name="P92"/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/>
            <text:p text:style-name="P92"><text:s/>Column 8:</text:p>
            <text:p text:style-name="P92"/>
            <text:p text:style-name="P92"><text:s text:c="3"/>0.089600</text:p>
            <text:p text:style-name="P92"><text:s text:c="3"/>0.089600</text:p>
            <text:p text:style-name="P92"><text:s text:c="3"/>0.089600</text:p>
            <text:p text:style-name="P92"><text:s text:c="3"/>0.089600</text:p>
            <text:p text:style-name="P92"><text:s text:c="3"/>0.089600</text:p>
            <text:p text:style-name="P92"><text:s text:c="3"/>0.089600</text:p>
            <text:p text:style-name="P92"><text:s text:c="3"/>0.089600</text:p>
            <text:p text:style-name="P92"><text:s text:c="3"/>0.089600</text:p>
            <text:p text:style-name="P92"/>
            <text:p text:style-name="P92">A =</text:p>
            <text:p text:style-name="P92"/>
            <text:p text:style-name="P92"><text:s/>Columns 1 through 7:</text:p>
            <text:p text:style-name="P92"/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/>
            <text:p text:style-name="P92"><text:s/>Column 8:</text:p>
            <text:p text:style-name="P92"/>
            <text:p text:style-name="P92"><text:s text:c="3"/>0.089600</text:p>
            <text:p text:style-name="P92"><text:s text:c="3"/>0.089600</text:p>
            <text:p text:style-name="P92"><text:s text:c="3"/>0.089600</text:p>
            <text:p text:style-name="P92"><text:s text:c="3"/>0.089600</text:p>
            <text:p text:style-name="P92"><text:soft-page-break/><text:s text:c="3"/>0.089600</text:p>
            <text:p text:style-name="P92"><text:s text:c="3"/>0.089600</text:p>
            <text:p text:style-name="P92"><text:s text:c="3"/>0.089600</text:p>
            <text:p text:style-name="P92"><text:s text:c="3"/>0.089600</text:p>
            <text:p text:style-name="P92"/>
            <text:p text:style-name="P92">B =</text:p>
            <text:p text:style-name="P92"/>
            <text:p text:style-name="P92"><text:s/>Columns 1 through 7:</text:p>
            <text:p text:style-name="P92"/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/>
            <text:p text:style-name="P92"><text:s/>Column 8:</text:p>
            <text:p text:style-name="P92"/>
            <text:p text:style-name="P92"><text:s text:c="3"/>0.089600</text:p>
            <text:p text:style-name="P92"><text:s text:c="3"/>0.089600</text:p>
            <text:p text:style-name="P92"><text:s text:c="3"/>0.089600</text:p>
            <text:p text:style-name="P92"><text:s text:c="3"/>0.089600</text:p>
            <text:p text:style-name="P92"><text:s text:c="3"/>0.089600</text:p>
            <text:p text:style-name="P92"><text:s text:c="3"/>0.089600</text:p>
            <text:p text:style-name="P92"><text:s text:c="3"/>0.089600</text:p>
            <text:p text:style-name="P94"><text:s text:c="3"/>0.089600</text:p>
            <text:p text:style-name="P90"/>
          </table:table-cell>
        </table:table-row>
      </table:table>
      <text:p text:style-name="P82"><text:span text:style-name="T7">4. Для произвольных начальных распределений </text:span><text:span text:style-name="T7"><draw:frame draw:style-name="fr2" draw:name="Объект6" text:anchor-type="as-char" svg:width="1.117cm" svg:height="0.591cm" draw:z-index="1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5"> </text:span><text:span text:style-name="T8">и </text:span><text:span text:style-name="T8"><draw:frame draw:style-name="fr2" draw:name="Объект7" text:anchor-type="as-char" svg:width="1.302cm" svg:height="0.591cm" draw:z-index="2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8"> вычислить значения векторов </text:span><text:span text:style-name="T8"><draw:frame draw:style-name="fr2" draw:name="Объект8" text:anchor-type="as-char" svg:width="1.117cm" svg:height="0.591cm" draw:z-index="3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8"> при </text:span><text:span text:style-name="T8"><draw:frame draw:style-name="fr2" draw:name="Объект9" text:anchor-type="as-char" svg:width="2.252cm" svg:height="0.547cm" draw:z-index="4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8">.</text:span></text:p>
      <text:p text:style-name="P26">Код программы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57">1</text:p>
            <text:p text:style-name="P57">2</text:p>
            <text:p text:style-name="P57">3</text:p>
          </table:table-cell>
          <table:table-cell table:style-name="Таблица4.B1" office:value-type="string">
            <text:p text:style-name="P58">P1= [0.076 0.135 0.214 0.165 0.067 0.134 0.183 0.026];</text:p>
            <text:p text:style-name="P58">pn=P0*P^5</text:p>
            <text:p text:style-name="P58">pn1=P1*P^5</text:p>
          </table:table-cell>
        </table:table-row>
      </table:table>
      <text:p text:style-name="P19"/>
      <text:p text:style-name="P30">Результат работы программы: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93"><text:bookmark text:name="console3"/>pn =</text:p>
            <text:p text:style-name="P92"/>
            <text:p text:style-name="P92"><text:s/>Columns 1 through 7:</text:p>
            <text:p text:style-name="P92"/>
            <text:p text:style-name="P92"><text:s text:c="3"/>0.179174 <text:s text:c="2"/>0.120450 <text:s text:c="2"/>0.127730 <text:s text:c="2"/>0.148426 <text:s text:c="2"/>0.117167 <text:s text:c="2"/>0.126834 <text:s text:c="2"/>0.090563</text:p>
            <text:p text:style-name="P92"/>
            <text:p text:style-name="P92"><text:s/>Column 8:</text:p>
            <text:p text:style-name="P92"/>
            <text:p text:style-name="P92"><text:s text:c="3"/>0.089656</text:p>
            <text:p text:style-name="P92"/>
            <text:p text:style-name="P92">pn1 =</text:p>
            <text:p text:style-name="P92"/>
            <text:p text:style-name="P92"><text:s/>Columns 1 through 7:</text:p>
            <text:p text:style-name="P92"/>
            <text:p text:style-name="P92"><text:s text:c="3"/>0.179047 <text:s text:c="2"/>0.120517 <text:s text:c="2"/>0.127746 <text:s text:c="2"/>0.148731 <text:s text:c="2"/>0.117554 <text:s text:c="2"/>0.126631 <text:s text:c="2"/>0.090221</text:p>
            <text:p text:style-name="P92"/>
            <text:p text:style-name="P92"><text:s/>Column 8:</text:p>
            <text:p text:style-name="P92"/>
            <text:p text:style-name="P94"><text:s text:c="3"/>0.089553</text:p>
            <text:p text:style-name="P93"/>
          </table:table-cell>
        </table:table-row>
      </table:table>
      <text:p text:style-name="P47"/>
      <text:p text:style-name="P72"><text:soft-page-break/><text:span text:style-name="T19">5. Вычислить математическое ожидание доли времени, проведенного цепью в состоянии </text:span><text:span text:style-name="T19"><draw:frame draw:style-name="fr2" draw:name="Объект10" text:anchor-type="as-char" svg:width="0.372cm" svg:height="0.547cm" draw:z-index="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8"> за промежуток времени от </text:span><text:span text:style-name="T8"><draw:frame draw:style-name="fr1" draw:name="Объект26" text:anchor-type="as-char" svg:y="-0.439cm" svg:width="0.397cm" svg:height="0.547cm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8"> до </text:span><text:span text:style-name="T8"><draw:frame draw:style-name="fr2" draw:name="Объект11" text:anchor-type="as-char" svg:width="0.407cm" svg:height="0.547cm" draw:z-index="6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8">(при </text:span><text:span text:style-name="T8"><draw:frame draw:style-name="fr2" draw:name="Объект12" text:anchor-type="as-char" svg:width="1.371cm" svg:height="0.547cm" draw:z-index="7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9">)</text:span><text:span text:style-name="T8">, </text:span><text:span text:style-name="T8"><draw:frame draw:style-name="fr2" draw:name="Объект13" text:anchor-type="as-char" svg:width="2.436cm" svg:height="0.728cm" draw:z-index="8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8"> </text:span><text:span text:style-name="T9">.</text:span></text:p>
      <text:p text:style-name="P26">Код программы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9">1</text:p>
          </table:table-cell>
          <table:table-cell table:style-name="Таблица5.B1" office:value-type="string">
            <text:p text:style-name="P59">Ex=pi'</text:p>
          </table:table-cell>
        </table:table-row>
      </table:table>
      <text:p text:style-name="P42"/>
      <text:p text:style-name="P43">Результат работы программы: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92"><text:bookmark text:name="console4"/>Ex =</text:p>
            <text:p text:style-name="P92"/>
            <text:p text:style-name="P92"><text:s/>Columns 1 through 7:</text:p>
            <text:p text:style-name="P92"/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/>
            <text:p text:style-name="P92"><text:s/>Column 8:</text:p>
            <text:p text:style-name="P92"/>
            <text:p text:style-name="P94"><text:s text:c="3"/>0.089600</text:p>
            <text:p text:style-name="P92"/>
          </table:table-cell>
        </table:table-row>
      </table:table>
      <text:p text:style-name="P50">6. Вычислить значения элементов фундаментальной матрицы. </text:p>
      <text:p text:style-name="P26">Код программы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61">1</text:p>
          </table:table-cell>
          <table:table-cell table:style-name="Таблица6.B1" office:value-type="string">
            <text:p text:style-name="P95">Z = (I - (P - N))^(-1)</text:p>
          </table:table-cell>
        </table:table-row>
      </table:table>
      <text:p text:style-name="P83"><text:span text:style-name="T27">Результат работы программы:</text:span></text:p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92"><text:bookmark text:name="console5"/>Z =</text:p>
            <text:p text:style-name="P92"/>
            <text:p text:style-name="P92"><text:s/>Columns 1 through 6:</text:p>
            <text:p text:style-name="P92"/>
            <text:p text:style-name="P92"><text:s text:c="3"/>9.3039e-01 <text:s text:c="2"/>3.0837e-02 <text:s/>-7.1024e-02 <text:s text:c="2"/>2.1173e-01 <text:s text:c="2"/>5.0208e-02 <text:s/>-7.4491e-02</text:p>
            <text:p text:style-name="P92"><text:s text:c="2"/>-5.6734e-02 <text:s text:c="2"/>1.1695e+00 <text:s text:c="2"/>3.5041e-02 <text:s/>-1.7809e-01 <text:s/>-6.0986e-02 <text:s text:c="2"/>4.8589e-02</text:p>
            <text:p text:style-name="P92"><text:s text:c="3"/>6.4960e-02 <text:s/>-7.5708e-02 <text:s text:c="2"/>1.1033e+00 <text:s/>-1.0288e-01 <text:s/>-9.3467e-02 <text:s/>-3.7290e-03</text:p>
            <text:p text:style-name="P92"><text:s text:c="2"/>-1.2020e-01 <text:s text:c="2"/>1.9390e-03 <text:s text:c="2"/>6.5378e-04 <text:s text:c="2"/>1.0759e+00 <text:s text:c="2"/>2.0571e-01 <text:s/>-4.0544e-03</text:p>
            <text:p text:style-name="P92"><text:s text:c="2"/>-5.6760e-02 <text:s text:c="2"/>8.5261e-02 <text:s text:c="2"/>2.6100e-01 <text:s/>-6.9162e-02 <text:s text:c="2"/>9.2439e-01 <text:s/>-6.5590e-02</text:p>
            <text:p text:style-name="P92"><text:s text:c="3"/>1.9974e-01 <text:s/>-6.7486e-02 <text:s/>-1.0639e-01 <text:s text:c="2"/>3.3270e-02 <text:s/>-1.7491e-02 <text:s text:c="2"/>8.8138e-01</text:p>
            <text:p text:style-name="P92"><text:s text:c="3"/>4.5501e-03 <text:s/>-1.7232e-01 <text:s/>-1.9189e-01 <text:s/>-9.4012e-02 <text:s/>-8.1934e-02 <text:s text:c="2"/>3.5647e-01</text:p>
            <text:p text:style-name="P92"><text:s text:c="3"/>1.0927e-01 <text:s/>-2.7087e-02 <text:s/>-5.1030e-02 <text:s/>-2.4465e-02 <text:s/>-1.9716e-02 <text:s/>-1.0499e-02</text:p>
            <text:p text:style-name="P92"/>
            <text:p text:style-name="P92"><text:s/>Columns 7 and 8:</text:p>
            <text:p text:style-name="P92"/>
            <text:p text:style-name="P92"><text:s text:c="2"/>-4.0018e-02 <text:s/>-3.7632e-02</text:p>
            <text:p text:style-name="P92"><text:s text:c="2"/>-9.5826e-03 <text:s text:c="2"/>5.2256e-02</text:p>
            <text:p text:style-name="P92"><text:s text:c="3"/>9.0169e-02 <text:s text:c="2"/>1.7383e-02</text:p>
            <text:p text:style-name="P92"><text:s text:c="2"/>-9.7465e-02 <text:s/>-6.2452e-02</text:p>
            <text:p text:style-name="P92"><text:s text:c="2"/>-4.1712e-02 <text:s/>-3.7421e-02</text:p>
            <text:p text:style-name="P92"><text:s text:c="2"/>-8.9805e-03 <text:s text:c="2"/>8.5964e-02</text:p>
            <text:p text:style-name="P92"><text:s text:c="3"/>1.1288e+00 <text:s text:c="2"/>5.0379e-02</text:p>
            <text:p text:style-name="P94"><text:s text:c="3"/>6.3280e-02 <text:s text:c="2"/>9.6025e-01</text:p>
          </table:table-cell>
        </table:table-row>
      </table:table>
      <text:p text:style-name="P44"/>
      <text:p text:style-name="P32"/>
      <text:p text:style-name="P87">7. Проверить выполнение свойств фундаментальной матрицы.</text:p>
      <text:p text:style-name="P33">Код программы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65">1</text:p>
            <text:p text:style-name="P65">2</text:p>
            <text:p text:style-name="P65">3</text:p>
            <text:p text:style-name="P65">4</text:p>
            <text:p text:style-name="P65">5</text:p>
            <text:p text:style-name="P65">6</text:p>
            <text:p text:style-name="P65">7</text:p>
            <text:p text:style-name="P65">8</text:p>
            <text:p text:style-name="P65">9</text:p>
            <text:p text:style-name="P65">10</text:p>
            <text:p text:style-name="P65">11</text:p>
            <text:p text:style-name="P65">12</text:p>
            <text:p text:style-name="P65">13</text:p>
            <text:p text:style-name="P65">14</text:p>
          </table:table-cell>
          <table:table-cell table:style-name="Таблица7.B1" office:value-type="string">
            <text:p text:style-name="P62">%Свойство 1 (P.*Z == Z.*P)</text:p>
            <text:p text:style-name="P62">one = P.*Z</text:p>
            <text:p text:style-name="P62">two = Z.*P</text:p>
            <text:p text:style-name="P62"/>
            <text:p text:style-name="P62">%Свойство 2 (nu == Znu)</text:p>
            <text:p text:style-name="P62">nu=[1; 1; 1; 1; 1; 1; 1; 1]</text:p>
            <text:p text:style-name="P62">answer2 = Z*nu</text:p>
            <text:p text:style-name="P62"/>
            <text:p text:style-name="P62">%Свойство 3 (pi == pi*Z)</text:p>
            <text:p text:style-name="P62">answer3 = pi'*Z</text:p>
            <text:p text:style-name="P62"/>
            <text:p text:style-name="P62">%Свойство 4 (I - Z == N - P * Z)</text:p>
            <text:p text:style-name="P62">one4 = I - Z</text:p>
            <text:p text:style-name="P62">two4 = N - P * Z</text:p>
          </table:table-cell>
        </table:table-row>
      </table:table>
      <text:p text:style-name="P49">Результат работы программы: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92"><text:bookmark text:name="console6"/>one =</text:p>
            <text:p text:style-name="P92"/>
            <text:p text:style-name="P92"><text:s/>Columns 1 through 6:</text:p>
            <text:p text:style-name="P92"/>
            <text:p text:style-name="P92"><text:s text:c="3"/>1.4514e-01 <text:s text:c="2"/>4.1630e-03 <text:s/>-3.5512e-03 <text:s text:c="2"/>7.3259e-02 <text:s text:c="2"/>5.9748e-03 <text:s/>-3.3521e-03</text:p>
            <text:p text:style-name="P92"><text:s text:c="2"/>-5.3330e-03 <text:s text:c="2"/>3.1694e-01 <text:s text:c="2"/>5.4664e-03 <text:s/>-4.0960e-03 <text:s/>-5.8547e-03 <text:s text:c="2"/>8.5031e-03</text:p>
            <text:p text:style-name="P92"><text:s text:c="3"/>1.4616e-02 <text:s/>-5.6781e-03 <text:s text:c="2"/>2.7582e-01 <text:s/>-5.1442e-03 <text:s/>-4.6734e-03 <text:s/>-3.7290e-04</text:p>
            <text:p text:style-name="P92"><text:s text:c="2"/>-9.1350e-03 <text:s text:c="2"/>1.8808e-04 <text:s text:c="2"/>4.2496e-05 <text:s text:c="2"/>2.5175e-01 <text:s text:c="2"/>6.4181e-02 <text:s/>-6.3248e-04</text:p>
            <text:p text:style-name="P92"><text:s text:c="2"/>-6.8112e-03 <text:s text:c="2"/>1.7052e-02 <text:s text:c="2"/>9.1872e-02 <text:s/>-8.5070e-03 <text:s text:c="2"/>6.0085e-02 <text:s/>-4.1322e-03</text:p>
            <text:p text:style-name="P92"><text:s text:c="3"/>7.9896e-02 <text:s/>-3.3743e-03 <text:s/>-5.3197e-03 <text:s text:c="2"/>3.9924e-03 <text:s/>-1.3993e-03 <text:s text:c="2"/>1.3221e-02</text:p>
            <text:p text:style-name="P92"><text:s text:c="3"/>4.0950e-04 <text:s/>-1.7232e-03 <text:s/>-3.8378e-03 <text:s/>-4.2305e-03 <text:s/>-4.5064e-03 <text:s text:c="2"/>1.7110e-01</text:p>
            <text:p text:style-name="P92"><text:s text:c="3"/>3.2780e-02 <text:s/>-2.7087e-03 <text:s/>-5.1030e-03 <text:s/>-2.4465e-03 <text:s/>-1.9716e-03 <text:s/>-1.0499e-03</text:p>
            <text:p text:style-name="P92"/>
            <text:p text:style-name="P92"><text:s/>Columns 7 and 8:</text:p>
            <text:p text:style-name="P92"/>
            <text:p text:style-name="P92"><text:s text:c="2"/>-3.1214e-03 <text:s/>-2.6719e-03</text:p>
            <text:p text:style-name="P92"><text:s text:c="2"/>-6.2287e-04 <text:s text:c="2"/>6.2707e-03</text:p>
            <text:p text:style-name="P92"><text:s text:c="3"/>1.3525e-02 <text:s text:c="2"/>1.7383e-03</text:p>
            <text:p text:style-name="P92"><text:s text:c="2"/>-2.2417e-03 <text:s/>-2.3107e-03</text:p>
            <text:p text:style-name="P92"><text:s text:c="2"/>-1.3348e-03 <text:s/>-1.6839e-03</text:p>
            <text:p text:style-name="P92"><text:s text:c="2"/>-7.6334e-04 <text:s text:c="2"/>1.7193e-02</text:p>
            <text:p text:style-name="P92"><text:s text:c="3"/>2.2575e-01 <text:s text:c="2"/>5.0379e-03</text:p>
            <text:p text:style-name="P92"><text:s text:c="3"/>9.4920e-03 <text:s text:c="2"/>4.8013e-02</text:p>
            <text:p text:style-name="P92"/>
            <text:p text:style-name="P92">two =</text:p>
            <text:p text:style-name="P92"/>
            <text:p text:style-name="P92"><text:s/>Columns 1 through 6:</text:p>
            <text:p text:style-name="P92"/>
            <text:p text:style-name="P92"><text:s text:c="3"/>1.4514e-01 <text:s text:c="2"/>4.1630e-03 <text:s/>-3.5512e-03 <text:s text:c="2"/>7.3259e-02 <text:s text:c="2"/>5.9748e-03 <text:s/>-3.3521e-03</text:p>
            <text:p text:style-name="P92"><text:s text:c="2"/>-5.3330e-03 <text:s text:c="2"/>3.1694e-01 <text:s text:c="2"/>5.4664e-03 <text:s/>-4.0960e-03 <text:s/>-5.8547e-03 <text:s text:c="2"/>8.5031e-03</text:p>
            <text:p text:style-name="P92"><text:s text:c="3"/>1.4616e-02 <text:s/>-5.6781e-03 <text:s text:c="2"/>2.7582e-01 <text:s/>-5.1442e-03 <text:s/>-4.6734e-03 <text:s/>-3.7290e-04</text:p>
            <text:p text:style-name="P92"><text:s text:c="2"/>-9.1350e-03 <text:s text:c="2"/>1.8808e-04 <text:s text:c="2"/>4.2496e-05 <text:s text:c="2"/>2.5175e-01 <text:s text:c="2"/>6.4181e-02 <text:s/>-6.3248e-04</text:p>
            <text:p text:style-name="P92"><text:s text:c="2"/>-6.8112e-03 <text:s text:c="2"/>1.7052e-02 <text:s text:c="2"/>9.1872e-02 <text:s/>-8.5070e-03 <text:s text:c="2"/>6.0085e-02 <text:s/>-4.1322e-03</text:p>
            <text:p text:style-name="P92"><text:s text:c="3"/>7.9896e-02 <text:s/>-3.3743e-03 <text:s/>-5.3197e-03 <text:s text:c="2"/>3.9924e-03 <text:s/>-1.3993e-03 <text:s text:c="2"/>1.3221e-02</text:p>
            <text:p text:style-name="P92"><text:s text:c="3"/>4.0950e-04 <text:s/>-1.7232e-03 <text:s/>-3.8378e-03 <text:s/>-4.2305e-03 <text:s/>-4.5064e-03 <text:s text:c="2"/>1.7110e-01</text:p>
            <text:p text:style-name="P92"><text:s text:c="3"/>3.2780e-02 <text:s/>-2.7087e-03 <text:s/>-5.1030e-03 <text:s/>-2.4465e-03 <text:s/>-1.9716e-03 <text:s/>-1.0499e-03</text:p>
            <text:p text:style-name="P92"/>
            <text:p text:style-name="P92"><text:s/>Columns 7 and 8:</text:p>
            <text:p text:style-name="P92"/>
            <text:p text:style-name="P92"><text:s text:c="2"/>-3.1214e-03 <text:s/>-2.6719e-03</text:p>
            <text:p text:style-name="P92"><text:s text:c="2"/>-6.2287e-04 <text:s text:c="2"/>6.2707e-03</text:p>
            <text:p text:style-name="P92"><text:s text:c="3"/>1.3525e-02 <text:s text:c="2"/>1.7383e-03</text:p>
            <text:p text:style-name="P92"><text:s text:c="2"/>-2.2417e-03 <text:s/>-2.3107e-03</text:p>
            <text:p text:style-name="P92"><text:s text:c="2"/>-1.3348e-03 <text:s/>-1.6839e-03</text:p>
            <text:p text:style-name="P92"><text:soft-page-break/><text:s text:c="2"/>-7.6334e-04 <text:s text:c="2"/>1.7193e-02</text:p>
            <text:p text:style-name="P92"><text:s text:c="3"/>2.2575e-01 <text:s text:c="2"/>5.0379e-03</text:p>
            <text:p text:style-name="P92"><text:s text:c="3"/>9.4920e-03 <text:s text:c="2"/>4.8013e-02</text:p>
            <text:p text:style-name="P92"/>
            <text:p text:style-name="P92">nu =</text:p>
            <text:p text:style-name="P92"/>
            <text:p text:style-name="P92"><text:s text:c="3"/>1</text:p>
            <text:p text:style-name="P92"><text:s text:c="3"/>1</text:p>
            <text:p text:style-name="P92"><text:s text:c="3"/>1</text:p>
            <text:p text:style-name="P92"><text:s text:c="3"/>1</text:p>
            <text:p text:style-name="P92"><text:s text:c="3"/>1</text:p>
            <text:p text:style-name="P92"><text:s text:c="3"/>1</text:p>
            <text:p text:style-name="P92"><text:s text:c="3"/>1</text:p>
            <text:p text:style-name="P92"><text:s text:c="3"/>1</text:p>
            <text:p text:style-name="P92"/>
            <text:p text:style-name="P92">answer2 =</text:p>
            <text:p text:style-name="P92"/>
            <text:p text:style-name="P92"><text:s text:c="3"/>1.00000</text:p>
            <text:p text:style-name="P92"><text:s text:c="3"/>1.00000</text:p>
            <text:p text:style-name="P92"><text:s text:c="3"/>1.00000</text:p>
            <text:p text:style-name="P92"><text:s text:c="3"/>1.00000</text:p>
            <text:p text:style-name="P92"><text:s text:c="3"/>1.00000</text:p>
            <text:p text:style-name="P92"><text:s text:c="3"/>1.00000</text:p>
            <text:p text:style-name="P92"><text:s text:c="3"/>1.00000</text:p>
            <text:p text:style-name="P92"><text:s text:c="3"/>1.00000</text:p>
            <text:p text:style-name="P92"/>
            <text:p text:style-name="P92">answer3 =</text:p>
            <text:p text:style-name="P92"/>
            <text:p text:style-name="P92"><text:s/>Columns 1 through 7:</text:p>
            <text:p text:style-name="P92"/>
            <text:p text:style-name="P92"><text:s text:c="3"/>0.179098 <text:s text:c="2"/>0.120487 <text:s text:c="2"/>0.127746 <text:s text:c="2"/>0.148560 <text:s text:c="2"/>0.117317 <text:s text:c="2"/>0.126756 <text:s text:c="2"/>0.090436</text:p>
            <text:p text:style-name="P92"/>
            <text:p text:style-name="P92"><text:s/>Column 8:</text:p>
            <text:p text:style-name="P92"/>
            <text:p text:style-name="P92"><text:s text:c="3"/>0.089600</text:p>
            <text:p text:style-name="P92"/>
            <text:p text:style-name="P92">one4 =</text:p>
            <text:p text:style-name="P92"/>
            <text:p text:style-name="P92"><text:s/>Columns 1 through 6:</text:p>
            <text:p text:style-name="P92"/>
            <text:p text:style-name="P92"><text:s text:c="3"/>6.9610e-02 <text:s/>-3.0837e-02 <text:s text:c="2"/>7.1024e-02 <text:s/>-2.1173e-01 <text:s/>-5.0208e-02 <text:s text:c="2"/>7.4491e-02</text:p>
            <text:p text:style-name="P92"><text:s text:c="3"/>5.6734e-02 <text:s/>-1.6951e-01 <text:s/>-3.5041e-02 <text:s text:c="2"/>1.7809e-01 <text:s text:c="2"/>6.0986e-02 <text:s/>-4.8589e-02</text:p>
            <text:p text:style-name="P92"><text:s text:c="2"/>-6.4960e-02 <text:s text:c="2"/>7.5708e-02 <text:s/>-1.0328e-01 <text:s text:c="2"/>1.0288e-01 <text:s text:c="2"/>9.3467e-02 <text:s text:c="2"/>3.7290e-03</text:p>
            <text:p text:style-name="P92"><text:s text:c="3"/>1.2020e-01 <text:s/>-1.9390e-03 <text:s/>-6.5378e-04 <text:s/>-7.5866e-02 <text:s/>-2.0571e-01 <text:s text:c="2"/>4.0544e-03</text:p>
            <text:p text:style-name="P92"><text:s text:c="3"/>5.6760e-02 <text:s/>-8.5261e-02 <text:s/>-2.6100e-01 <text:s text:c="2"/>6.9162e-02 <text:s text:c="2"/>7.5614e-02 <text:s text:c="2"/>6.5590e-02</text:p>
            <text:p text:style-name="P92"><text:s text:c="2"/>-1.9974e-01 <text:s text:c="2"/>6.7486e-02 <text:s text:c="2"/>1.0639e-01 <text:s/>-3.3270e-02 <text:s text:c="2"/>1.7491e-02 <text:s text:c="2"/>1.1862e-01</text:p>
            <text:p text:style-name="P92"><text:s text:c="2"/>-4.5501e-03 <text:s text:c="2"/>1.7232e-01 <text:s text:c="2"/>1.9189e-01 <text:s text:c="2"/>9.4012e-02 <text:s text:c="2"/>8.1934e-02 <text:s/>-3.5647e-01</text:p>
            <text:p text:style-name="P92"><text:s text:c="2"/>-1.0927e-01 <text:s text:c="2"/>2.7087e-02 <text:s text:c="2"/>5.1030e-02 <text:s text:c="2"/>2.4465e-02 <text:s text:c="2"/>1.9716e-02 <text:s text:c="2"/>1.0499e-02</text:p>
            <text:p text:style-name="P92"/>
            <text:p text:style-name="P92"><text:s/>Columns 7 and 8:</text:p>
            <text:p text:style-name="P92"/>
            <text:p text:style-name="P92"><text:s text:c="3"/>4.0018e-02 <text:s text:c="2"/>3.7632e-02</text:p>
            <text:p text:style-name="P92"><text:s text:c="3"/>9.5826e-03 <text:s/>-5.2256e-02</text:p>
            <text:p text:style-name="P92"><text:s text:c="2"/>-9.0169e-02 <text:s/>-1.7383e-02</text:p>
            <text:p text:style-name="P92"><text:s text:c="3"/>9.7465e-02 <text:s text:c="2"/>6.2452e-02</text:p>
            <text:p text:style-name="P92"><text:s text:c="3"/>4.1712e-02 <text:s text:c="2"/>3.7421e-02</text:p>
            <text:p text:style-name="P92"><text:s text:c="3"/>8.9805e-03 <text:s/>-8.5964e-02</text:p>
            <text:p text:style-name="P92"><text:s text:c="2"/>-1.2876e-01 <text:s/>-5.0379e-02</text:p>
            <text:p text:style-name="P92"><text:s text:c="2"/>-6.3280e-02 <text:s text:c="2"/>3.9747e-02</text:p>
            <text:p text:style-name="P92"/>
            <text:p text:style-name="P92">two4 =</text:p>
            <text:p text:style-name="P92"/>
            <text:p text:style-name="P92"><text:s/>Columns 1 through 6:</text:p>
            <text:p text:style-name="P92"/>
            <text:p text:style-name="P92"><text:s text:c="3"/>6.9610e-02 <text:s/>-3.0837e-02 <text:s text:c="2"/>7.1024e-02 <text:s/>-2.1173e-01 <text:s/>-5.0208e-02 <text:s text:c="2"/>7.4491e-02</text:p>
            <text:p text:style-name="P92"><text:s text:c="3"/>5.6734e-02 <text:s/>-1.6951e-01 <text:s/>-3.5041e-02 <text:s text:c="2"/>1.7809e-01 <text:s text:c="2"/>6.0986e-02 <text:s/>-4.8589e-02</text:p>
            <text:p text:style-name="P92"><text:s text:c="2"/>-6.4960e-02 <text:s text:c="2"/>7.5708e-02 <text:s/>-1.0328e-01 <text:s text:c="2"/>1.0288e-01 <text:s text:c="2"/>9.3467e-02 <text:s text:c="2"/>3.7290e-03</text:p>
            <text:p text:style-name="P92"><text:s text:c="3"/>1.2020e-01 <text:s/>-1.9390e-03 <text:s/>-6.5378e-04 <text:s/>-7.5866e-02 <text:s/>-2.0571e-01 <text:s text:c="2"/>4.0544e-03</text:p>
            <text:p text:style-name="P92"><text:s text:c="3"/>5.6760e-02 <text:s/>-8.5261e-02 <text:s/>-2.6100e-01 <text:s text:c="2"/>6.9162e-02 <text:s text:c="2"/>7.5614e-02 <text:s text:c="2"/>6.5590e-02</text:p>
            <text:p text:style-name="P92"><text:s text:c="2"/>-1.9974e-01 <text:s text:c="2"/>6.7486e-02 <text:s text:c="2"/>1.0639e-01 <text:s/>-3.3270e-02 <text:s text:c="2"/>1.7491e-02 <text:s text:c="2"/>1.1862e-01</text:p>
            <text:p text:style-name="P92"><text:soft-page-break/><text:s text:c="2"/>-4.5501e-03 <text:s text:c="2"/>1.7232e-01 <text:s text:c="2"/>1.9189e-01 <text:s text:c="2"/>9.4012e-02 <text:s text:c="2"/>8.1934e-02 <text:s/>-3.5647e-01</text:p>
            <text:p text:style-name="P92"><text:s text:c="2"/>-1.0927e-01 <text:s text:c="2"/>2.7087e-02 <text:s text:c="2"/>5.1030e-02 <text:s text:c="2"/>2.4465e-02 <text:s text:c="2"/>1.9716e-02 <text:s text:c="2"/>1.0499e-02</text:p>
            <text:p text:style-name="P92"/>
            <text:p text:style-name="P92"><text:s/>Columns 7 and 8:</text:p>
            <text:p text:style-name="P92"/>
            <text:p text:style-name="P92"><text:s text:c="3"/>4.0018e-02 <text:s text:c="2"/>3.7632e-02</text:p>
            <text:p text:style-name="P92"><text:s text:c="3"/>9.5826e-03 <text:s/>-5.2256e-02</text:p>
            <text:p text:style-name="P92"><text:s text:c="2"/>-9.0169e-02 <text:s/>-1.7383e-02</text:p>
            <text:p text:style-name="P92"><text:s text:c="3"/>9.7465e-02 <text:s text:c="2"/>6.2452e-02</text:p>
            <text:p text:style-name="P92"><text:s text:c="3"/>4.1712e-02 <text:s text:c="2"/>3.7421e-02</text:p>
            <text:p text:style-name="P92"><text:s text:c="3"/>8.9805e-03 <text:s/>-8.5964e-02</text:p>
            <text:p text:style-name="P92"><text:s text:c="2"/>-1.2876e-01 <text:s/>-5.0379e-02</text:p>
            <text:p text:style-name="P94"><text:s text:c="2"/>-6.3280e-02 <text:s text:c="2"/>3.9747e-02</text:p>
            <text:p text:style-name="P92"/>
          </table:table-cell>
        </table:table-row>
      </table:table>
      <text:p text:style-name="P49"/>
      <text:p text:style-name="P66"><text:span text:style-name="T8"><text:tab/>8. Сравнить математические ожидания величин </text:span><text:span text:style-name="T8"><draw:frame draw:style-name="fr2" draw:name="Объект14" text:anchor-type="as-char" svg:width="0.953cm" svg:height="0.907cm" draw:z-index="9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8">, </text:span><text:span text:style-name="T8"><draw:frame draw:style-name="fr2" draw:name="Объект15" text:anchor-type="as-char" svg:width="2.436cm" svg:height="0.728cm" draw:z-index="10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8">, при начале эволюции цепи </text:span><text:span text:style-name="T12">c</text:span><text:span text:style-name="T8"> вероятностью </text:span><text:span text:style-name="T8"><draw:frame draw:style-name="fr1" draw:name="Объект28" text:anchor-type="as-char" svg:y="-0.439cm" svg:width="0.397cm" svg:height="0.547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8"> из состояния </text:span><text:span text:style-name="T8"><draw:frame draw:style-name="fr2" draw:name="Объект16" text:anchor-type="as-char" svg:width="0.411cm" svg:height="0.547cm" draw:z-index="11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8">, </text:span><text:span text:style-name="T8"><draw:frame draw:style-name="fr2" draw:name="Объект17" text:anchor-type="as-char" svg:width="2.475cm" svg:height="0.728cm" draw:z-index="12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8">.</text:span></text:p>
      <text:p text:style-name="P66"><text:span text:style-name="T18"><text:tab/>Код</text:span><text:span text:style-name="T20"> </text:span><text:span text:style-name="T18">программы</text:span><text:span text:style-name="T20">: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63">1</text:p>
            <text:p text:style-name="P63">2</text:p>
            <text:p text:style-name="P63">3</text:p>
          </table:table-cell>
          <table:table-cell table:style-name="Таблица8.B1" office:value-type="string">
            <text:p text:style-name="P63">for n=1:8</text:p>
            <text:p text:style-name="P63">Ey(n,:)=Z(n,:)-pi'</text:p>
            <text:p text:style-name="P63">end</text:p>
          </table:table-cell>
        </table:table-row>
      </table:table>
      <text:p text:style-name="P68"/>
      <text:p text:style-name="P34">Результат работы программы:</text:p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92"><text:bookmark text:name="console8"/>Ey =</text:p>
            <text:p text:style-name="P92"/>
            <text:p text:style-name="P92"><text:s/>Columns 1 through 6:</text:p>
            <text:p text:style-name="P92"/>
            <text:p text:style-name="P92"><text:s text:c="3"/>7.5129e-01 <text:s/>-8.9650e-02 <text:s/>-1.9877e-01 <text:s text:c="2"/>6.3171e-02 <text:s/>-6.7109e-02 <text:s/>-2.0125e-01</text:p>
            <text:p text:style-name="P92"><text:s text:c="2"/>-2.3583e-01 <text:s text:c="2"/>1.0490e+00 <text:s/>-9.2705e-02 <text:s/>-3.2665e-01 <text:s/>-1.7830e-01 <text:s/>-7.8167e-02</text:p>
            <text:p text:style-name="P92"><text:s text:c="2"/>-1.1414e-01 <text:s/>-1.9620e-01 <text:s text:c="2"/>9.7553e-01 <text:s/>-2.5144e-01 <text:s/>-2.1078e-01 <text:s/>-1.3049e-01</text:p>
            <text:p text:style-name="P92"><text:s text:c="2"/>-2.9930e-01 <text:s/>-1.1855e-01 <text:s/>-1.2709e-01 <text:s text:c="2"/>9.2731e-01 <text:s text:c="2"/>8.8392e-02 <text:s/>-1.3081e-01</text:p>
            <text:p text:style-name="P92"><text:s text:c="2"/>-2.3586e-01 <text:s/>-3.5227e-02 <text:s text:c="2"/>1.3325e-01 <text:s/>-2.1772e-01 <text:s text:c="2"/>8.0707e-01 <text:s/>-1.9235e-01</text:p>
            <text:p text:style-name="P92"><text:s text:c="3"/>2.0642e-02 <text:s/>-1.8797e-01 <text:s/>-2.3414e-01 <text:s/>-1.1529e-01 <text:s/>-1.3481e-01 <text:s text:c="2"/>7.5462e-01</text:p>
            <text:p text:style-name="P92"><text:s text:c="2"/>-1.7455e-01 <text:s/>-2.9281e-01 <text:s/>-3.1963e-01 <text:s/>-2.4257e-01 <text:s/>-1.9925e-01 <text:s text:c="2"/>2.2971e-01</text:p>
            <text:p text:style-name="P92"><text:s text:c="2"/>-6.9833e-02 <text:s/>-1.4757e-01 <text:s/>-1.7878e-01 <text:s/>-1.7303e-01 <text:s/>-1.3703e-01 <text:s/>-1.3726e-01</text:p>
            <text:p text:style-name="P92"/>
            <text:p text:style-name="P92"><text:s/>Columns 7 and 8:</text:p>
            <text:p text:style-name="P92"/>
            <text:p text:style-name="P92"><text:s text:c="2"/>-1.3045e-01 <text:s/>-1.2723e-01</text:p>
            <text:p text:style-name="P92"><text:s text:c="2"/>-1.0002e-01 <text:s/>-3.7344e-02</text:p>
            <text:p text:style-name="P92"><text:s text:c="2"/>-2.6681e-04 <text:s/>-7.2217e-02</text:p>
            <text:p text:style-name="P92"><text:s text:c="2"/>-1.8790e-01 <text:s/>-1.5205e-01</text:p>
            <text:p text:style-name="P92"><text:s text:c="2"/>-1.3215e-01 <text:s/>-1.2702e-01</text:p>
            <text:p text:style-name="P92"><text:s text:c="2"/>-9.9416e-02 <text:s/>-3.6362e-03</text:p>
            <text:p text:style-name="P92"><text:s text:c="3"/>1.0383e+00 <text:s/>-3.9221e-02</text:p>
            <text:p text:style-name="P94"><text:s text:c="2"/>-2.7156e-02 <text:s text:c="2"/>8.7065e-01</text:p>
          </table:table-cell>
        </table:table-row>
      </table:table>
      <text:p text:style-name="P49"/>
      <text:p text:style-name="P89"><text:span text:style-name="T8"><text:tab/></text:span></text:p>
      <text:p text:style-name="P88"><text:span text:style-name="T8">9. Сравнить математические ожидания величин </text:span><text:span text:style-name="T8"><draw:frame draw:style-name="fr2" draw:name="Объект18" text:anchor-type="as-char" svg:width="0.953cm" svg:height="0.907cm" draw:z-index="13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8">, </text:span><text:span text:style-name="T8"><draw:frame draw:style-name="fr2" draw:name="Объект19" text:anchor-type="as-char" svg:width="2.436cm" svg:height="0.728cm" draw:z-index="14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8">, при произвольных начальных распределениях </text:span><text:span text:style-name="T8"><draw:frame draw:style-name="fr2" draw:name="Объект20" text:anchor-type="as-char" svg:width="1.117cm" svg:height="0.591cm" draw:z-index="15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5"> </text:span><text:span text:style-name="T8">и </text:span><text:span text:style-name="T8"><draw:frame draw:style-name="fr2" draw:name="Объект21" text:anchor-type="as-char" svg:width="1.302cm" svg:height="0.591cm" draw:z-index="16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5">.</text:span></text:p>
      <text:p text:style-name="P67"><text:span text:style-name="T25"><text:tab/></text:span><text:span text:style-name="T6">Код программы: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63">1</text:p>
          </table:table-cell>
          <table:table-cell table:style-name="Таблица9.B1" office:value-type="string">
            <text:p text:style-name="P69">Ep=(P0-P1)*Z</text:p>
          </table:table-cell>
        </table:table-row>
      </table:table>
      <text:p text:style-name="P74"/>
      <text:p text:style-name="P24"/>
      <text:p text:style-name="P48"/>
      <text:p text:style-name="P48">Результат работы программы: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92"><text:bookmark text:name="console9"/>Ep =</text:p>
            <text:p text:style-name="P92"/>
            <text:p text:style-name="P92"><text:s/>Columns 1 through 6:</text:p>
            <text:p text:style-name="P92"/>
            <text:p text:style-name="P92"><text:s text:c="3"/>4.7042e-02 <text:s text:c="2"/>7.8709e-02 <text:s/>-8.9718e-02 <text:s text:c="2"/>1.4668e-01 <text:s text:c="2"/>7.0512e-05 <text:s/>-9.6992e-02</text:p>
            <text:p text:style-name="P92"/>
            <text:p text:style-name="P92"><text:s/>Columns 7 and 8:</text:p>
            <text:p text:style-name="P92"/>
            <text:p text:style-name="P94"><text:s text:c="2"/>-1.9938e-01 <text:s text:c="2"/>1.1359e-01</text:p>
            <text:p text:style-name="P92"/>
          </table:table-cell>
        </table:table-row>
      </table:table>
      <text:p text:style-name="P20"/>
      <text:p text:style-name="P32">10. Вычислить значения элементов матрицы средних времен достижения.</text:p>
      <text:p text:style-name="P31"><text:span text:style-name="T6">Код</text:span><text:span text:style-name="T13"> </text:span><text:span text:style-name="T6">программы</text:span><text:span text:style-name="T13">:</text:span>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96">1</text:p>
            <text:p text:style-name="P96">2</text:p>
            <text:p text:style-name="P96">3</text:p>
            <text:p text:style-name="P96">4</text:p>
            <text:p text:style-name="P96">5</text:p>
            <text:p text:style-name="P96">6</text:p>
            <text:p text:style-name="P96">7</text:p>
            <text:p text:style-name="P96">8</text:p>
            <text:p text:style-name="P96">9</text:p>
            <text:p text:style-name="P96">10</text:p>
          </table:table-cell>
          <table:table-cell table:style-name="Таблица10.B1" office:value-type="string">
            <text:p text:style-name="P96">I9=ones(8,8);</text:p>
            <text:p text:style-name="P96">Vdg=eye(8);</text:p>
            <text:p text:style-name="P96">for n=1:8</text:p>
            <text:p text:style-name="P96"><text:s text:c="4"/>Vdg(n,n)=1/pi'(n);</text:p>
            <text:p text:style-name="P96">end</text:p>
            <text:p text:style-name="P96">Zdg=eye(8);</text:p>
            <text:p text:style-name="P96">for n=1:8</text:p>
            <text:p text:style-name="P96"><text:s text:c="4"/>Zdg(n,n)=Z(n,n);</text:p>
            <text:p text:style-name="P96">end</text:p>
            <text:p text:style-name="P96">V=(I-Z+I9*Zdg)*Vdg</text:p>
          </table:table-cell>
        </table:table-row>
      </table:table>
      <text:p text:style-name="P51"/>
      <text:p text:style-name="P52">Результат работы программы: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92"><text:bookmark text:name="console10"/>V =</text:p>
            <text:p text:style-name="P92"/>
            <text:p text:style-name="P92"><text:s text:c="4"/>5.5835 <text:s text:c="3"/>9.4505 <text:s text:c="3"/>9.1925 <text:s text:c="3"/>5.8168 <text:s text:c="3"/>7.4514 <text:s text:c="3"/>7.5410 <text:s text:c="2"/>12.9239 <text:s text:c="2"/>11.1371</text:p>
            <text:p text:style-name="P92"><text:s text:c="4"/>5.5116 <text:s text:c="3"/>8.2996 <text:s text:c="3"/>8.3622 <text:s text:c="3"/>8.4407 <text:s text:c="3"/>8.3992 <text:s text:c="3"/>6.5700 <text:s text:c="2"/>12.5873 <text:s text:c="2"/>10.1339</text:p>
            <text:p text:style-name="P92"><text:s text:c="4"/>4.8322 <text:s text:c="2"/>10.3348 <text:s text:c="3"/>7.8280 <text:s text:c="3"/>7.9345 <text:s text:c="3"/>8.6761 <text:s text:c="3"/>6.9828 <text:s text:c="2"/>11.4843 <text:s text:c="2"/>10.5231</text:p>
            <text:p text:style-name="P92"><text:s text:c="4"/>5.8660 <text:s text:c="3"/>9.6904 <text:s text:c="3"/>8.6314 <text:s text:c="3"/>6.7313 <text:s text:c="3"/>6.1259 <text:s text:c="3"/>6.9853 <text:s text:c="2"/>13.5591 <text:s text:c="2"/>11.4141</text:p>
            <text:p text:style-name="P92"><text:s text:c="4"/>5.5118 <text:s text:c="3"/>8.9988 <text:s text:c="3"/>6.5934 <text:s text:c="3"/>7.7075 <text:s text:c="3"/>8.5239 <text:s text:c="3"/>7.4708 <text:s text:c="2"/>12.9426 <text:s text:c="2"/>11.1348</text:p>
            <text:p text:style-name="P92"><text:s text:c="4"/>4.0796 <text:s text:c="2"/>10.2666 <text:s text:c="3"/>9.4694 <text:s text:c="3"/>7.0180 <text:s text:c="3"/>8.0284 <text:s text:c="3"/>7.8892 <text:s text:c="2"/>12.5807 <text:s text:c="3"/>9.7577</text:p>
            <text:p text:style-name="P92"><text:s text:c="4"/>5.1695 <text:s text:c="2"/>11.1367 <text:s text:c="2"/>10.1386 <text:s text:c="3"/>7.8748 <text:s text:c="3"/>8.5777 <text:s text:c="3"/>4.1411 <text:s text:c="2"/>11.0576 <text:s text:c="2"/>10.1549</text:p>
            <text:p text:style-name="P94"><text:s text:c="4"/>4.5848 <text:s text:c="3"/>9.9313 <text:s text:c="3"/>9.0360 <text:s text:c="3"/>7.4067 <text:s text:c="3"/>8.0474 <text:s text:c="3"/>7.0362 <text:s text:c="2"/>11.7816 <text:s text:c="2"/>11.1607</text:p>
            <text:p text:style-name="P92"/>
          </table:table-cell>
        </table:table-row>
      </table:table>
      <text:p text:style-name="P85"/>
      <text:p text:style-name="P39"><text:span text:style-name="T8">11.Сравнить математическое ожидание случайных величин </text:span><text:span text:style-name="T8"><draw:frame draw:style-name="fr2" draw:name="Объект22" text:anchor-type="as-char" svg:width="0.564cm" svg:height="0.728cm" draw:z-index="17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25"> </text:span><text:span text:style-name="T8">при произвольных начальных распределениях </text:span><text:span text:style-name="T8"><draw:frame draw:style-name="fr2" draw:name="Объект23" text:anchor-type="as-char" svg:width="1.117cm" svg:height="0.591cm" draw:z-index="18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25"> </text:span><text:span text:style-name="T8">и </text:span><text:span text:style-name="T8"><draw:frame draw:style-name="fr2" draw:name="Объект24" text:anchor-type="as-char" svg:width="1.302cm" svg:height="0.591cm" draw:z-index="19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5">.</text:span></text:p>
      <text:p text:style-name="P70"><text:tab/>Код программы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64">1</text:p>
          </table:table-cell>
          <table:table-cell table:style-name="Таблица11.B1" office:value-type="string">
            <text:p text:style-name="P64">Epf=(P0-P1)*(I-Z)*Vdg</text:p>
          </table:table-cell>
        </table:table-row>
      </table:table>
      <text:p text:style-name="P71"/>
      <text:p text:style-name="P37">Результат работы программы: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92"><text:bookmark text:name="console11"/>Epf =</text:p>
            <text:p text:style-name="P92"/>
            <text:p text:style-name="P92"><text:s/>Columns 1 through 7:</text:p>
            <text:p text:style-name="P92"/>
            <text:p text:style-name="P92"><text:s text:c="3"/>0.094686 <text:s/>-0.329574 <text:s/>-0.033518 <text:s/>-0.260369 <text:s/>-0.401223 <text:s text:c="2"/>0.441731 <text:s text:c="2"/>0.358028</text:p>
            <text:p text:style-name="P92"/>
            <text:p text:style-name="P92"><text:s/>Column 8:</text:p>
            <text:p text:style-name="P92"/>
            <text:p text:style-name="P94"><text:s text:c="3"/>0.272471</text:p>
            <text:p text:style-name="P92"/>
          </table:table-cell>
        </table:table-row>
      </table:table>
      <text:p text:style-name="P53"/>
      <text:p text:style-name="P35">12. Вычислить дисперсии времен первого достижения</text:p>
      <text:p text:style-name="P36">Код программ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64">1</text:p>
            <text:p text:style-name="P64">2</text:p>
            <text:p text:style-name="P64">3</text:p>
            <text:p text:style-name="P64">4</text:p>
            <text:p text:style-name="P64">5</text:p>
            <text:p text:style-name="P64">6</text:p>
            <text:p text:style-name="P64">7</text:p>
            <text:p text:style-name="P64">8</text:p>
          </table:table-cell>
          <table:table-cell table:style-name="Таблица12.B1" office:value-type="string">
            <text:p text:style-name="P64">ZVdg=eye(8);</text:p>
            <text:p text:style-name="P64">ZV=Z*V;</text:p>
            <text:p text:style-name="P64">for n=1:8</text:p>
            <text:p text:style-name="P64"><text:s text:c="4"/>ZVdg(n,n)=ZV(n,n);</text:p>
            <text:p text:style-name="P64">end</text:p>
            <text:p text:style-name="P64">W=V*(2*Zdg*Vdg-I)+2*(ZV-I9*ZVdg);</text:p>
            <text:p text:style-name="P64">Vsq=V.*V;</text:p>
            <text:p text:style-name="P64">V2=W-Vsq</text:p>
          </table:table-cell>
        </table:table-row>
      </table:table>
      <text:p text:style-name="P67"/>
      <text:p text:style-name="P38">Результат работы программы:</text:p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P92"><text:bookmark text:name="console12"/>V2 =</text:p>
            <text:p text:style-name="P92"/>
            <text:p text:style-name="P92"><text:s text:c="4"/>21.252 <text:s text:c="3"/>86.830 <text:s text:c="3"/>66.747 <text:s text:c="3"/>42.424 <text:s text:c="3"/>50.907 <text:s text:c="3"/>39.695 <text:s text:c="2"/>147.433 <text:s text:c="2"/>103.915</text:p>
            <text:p text:style-name="P92"><text:s text:c="4"/>20.272 <text:s text:c="3"/>83.937 <text:s text:c="3"/>66.744 <text:s text:c="3"/>46.392 <text:s text:c="3"/>53.403 <text:s text:c="3"/>38.771 <text:s text:c="2"/>145.979 <text:s text:c="2"/>101.729</text:p>
            <text:p text:style-name="P92"><text:s text:c="4"/>19.686 <text:s text:c="3"/>88.524 <text:s text:c="3"/>66.107 <text:s text:c="3"/>46.034 <text:s text:c="3"/>52.871 <text:s text:c="3"/>38.971 <text:s text:c="2"/>143.699 <text:s text:c="2"/>102.817</text:p>
            <text:p text:style-name="P92"><text:s text:c="4"/>20.918 <text:s text:c="3"/>87.020 <text:s text:c="3"/>65.629 <text:s text:c="3"/>45.454 <text:s text:c="3"/>47.427 <text:s text:c="3"/>40.053 <text:s text:c="2"/>146.971 <text:s text:c="2"/>103.694</text:p>
            <text:p text:style-name="P92"><text:s text:c="4"/>20.558 <text:s text:c="3"/>86.392 <text:s text:c="3"/>60.257 <text:s text:c="3"/>46.846 <text:s text:c="3"/>53.145 <text:s text:c="3"/>39.573 <text:s text:c="2"/>146.080 <text:s text:c="2"/>103.221</text:p>
            <text:p text:style-name="P92"><text:s text:c="4"/>18.492 <text:s text:c="3"/>87.688 <text:s text:c="3"/>67.447 <text:s text:c="3"/>44.773 <text:s text:c="3"/>51.866 <text:s text:c="3"/>39.584 <text:s text:c="2"/>146.846 <text:s text:c="2"/>102.000</text:p>
            <text:p text:style-name="P92"><text:s text:c="4"/>19.434 <text:s text:c="3"/>88.119 <text:s text:c="3"/>67.973 <text:s text:c="3"/>45.486 <text:s text:c="3"/>52.557 <text:s text:c="3"/>28.683 <text:s text:c="2"/>142.700 <text:s text:c="2"/>101.664</text:p>
            <text:p text:style-name="P94"><text:s text:c="4"/>19.613 <text:s text:c="3"/>87.895 <text:s text:c="3"/>67.642 <text:s text:c="3"/>45.674 <text:s text:c="3"/>52.377 <text:s text:c="3"/>39.235 <text:s text:c="2"/>145.251 <text:s text:c="2"/>103.499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HiddenHorzOCR" svg:font-family="HiddenHorzOCR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05:43:37.242696855</meta:creation-date>
    <dc:date>2018-04-24T09:48:11.924920862</dc:date>
    <meta:editing-duration>PT1H29M31S</meta:editing-duration>
    <meta:editing-cycles>12</meta:editing-cycles>
    <meta:generator>LibreOffice/5.1.6.2$Linux_X86_64 LibreOffice_project/10m0$Build-2</meta:generator>
    <meta:document-statistic meta:table-count="24" meta:image-count="0" meta:object-count="28" meta:page-count="13" meta:paragraph-count="545" meta:word-count="1887" meta:character-count="17107" meta:non-whitespace-character-count="13300"/>
  </office:meta>
</office:document-meta>
</file>

<file path=Object 1/content.xml><?xml version="1.0" encoding="utf-8"?>
<math xmlns="http://www.w3.org/1998/Math/MathML" display="block">
  <semantics>
    <msub>
      <mi>c</mi>
      <mi>s</mi>
    </msub>
    <annotation encoding="StarMath 5.0">c_s</annotation>
  </semantics>
</math>
</file>

<file path=Object 10/content.xml><?xml version="1.0" encoding="utf-8"?>
<math xmlns="http://www.w3.org/1998/Math/MathML" display="block">
  <semantics>
    <mrow>
      <mrow>
        <mi>n</mi>
        <mo stretchy="false">=</mo>
        <mn>1,2</mn>
      </mrow>
      <mtext>.</mtext>
      <mtext>.</mtext>
      <mtext>.</mtext>
      <mn>5</mn>
    </mrow>
    <annotation encoding="StarMath 5.0">n = 1,2 "." "." "." 5</annotation>
  </semantics>
</math>
</file>

<file path=Object 11/content.xml><?xml version="1.0" encoding="utf-8"?>
<math xmlns="http://www.w3.org/1998/Math/MathML" display="block">
  <semantics>
    <mi>r</mi>
    <annotation encoding="StarMath 5.0">r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3/content.xml><?xml version="1.0" encoding="utf-8"?>
<math xmlns="http://www.w3.org/1998/Math/MathML" display="block">
  <semantics>
    <mrow>
      <mi>n</mi>
      <mi>→</mi>
      <mi>∞</mi>
    </mrow>
    <annotation encoding="StarMath 5.0">n → ∞</annotation>
  </semantics>
</math>
</file>

<file path=Object 14/content.xml><?xml version="1.0" encoding="utf-8"?>
<math xmlns="http://www.w3.org/1998/Math/MathML" display="block">
  <semantics>
    <mrow>
      <mrow>
        <mi>r</mi>
        <mo stretchy="false">=</mo>
        <mn>1,2</mn>
      </mrow>
      <mtext>.</mtext>
      <mtext>.</mtext>
      <mtext>.</mtext>
      <msub>
        <mi>c</mi>
        <mi>S</mi>
      </msub>
    </mrow>
    <annotation encoding="StarMath 5.0">r = 1,2 "." "." "." {c} rsub {S}</annotation>
  </semantics>
</math>
</file>

<file path=Object 15/content.xml><?xml version="1.0" encoding="utf-8"?>
<math xmlns="http://www.w3.org/1998/Math/MathML" display="block">
  <semantics>
    <msubsup>
      <mover accent="true">
        <mi>y</mi>
        <mo stretchy="true">~</mo>
      </mover>
      <mi>r</mi>
      <mrow>
        <mo fence="true" stretchy="false">(</mo>
        <mrow>
          <mi>n</mi>
        </mrow>
        <mo fence="true" stretchy="false">)</mo>
      </mrow>
    </msubsup>
    <annotation encoding="StarMath 5.0">{widetilde {y}} rsub {r} rsup {( n )}</annotation>
  </semantics>
</math>
</file>

<file path=Object 16/content.xml><?xml version="1.0" encoding="utf-8"?>
<math xmlns="http://www.w3.org/1998/Math/MathML" display="block">
  <semantics>
    <mrow>
      <mrow>
        <mi>r</mi>
        <mo stretchy="false">=</mo>
        <mn>1,2</mn>
      </mrow>
      <mtext>.</mtext>
      <mtext>.</mtext>
      <mtext>.</mtext>
      <msub>
        <mi>c</mi>
        <mi>S</mi>
      </msub>
    </mrow>
    <annotation encoding="StarMath 5.0">r = 1,2 "." "." "." {c} rsub {S}</annotation>
  </semantics>
</math>
</file>

<file path=Object 17/content.xml><?xml version="1.0" encoding="utf-8"?>
<math xmlns="http://www.w3.org/1998/Math/MathML" display="block">
  <semantics>
    <mi>v</mi>
    <annotation encoding="StarMath 5.0">v</annotation>
  </semantics>
</math>
</file>

<file path=Object 18/content.xml><?xml version="1.0" encoding="utf-8"?>
<math xmlns="http://www.w3.org/1998/Math/MathML" display="block">
  <semantics>
    <mrow>
      <mrow>
        <mi>v</mi>
        <mo stretchy="false">=</mo>
        <mn>1,2</mn>
      </mrow>
      <mtext>.</mtext>
      <mtext>.</mtext>
      <mtext>.</mtext>
      <msub>
        <mi>c</mi>
        <mi>S</mi>
      </msub>
    </mrow>
    <annotation encoding="StarMath 5.0">v = 1,2 "." "." "." {c} rsub {S}</annotation>
  </semantics>
</math>
</file>

<file path=Object 19/content.xml><?xml version="1.0" encoding="utf-8"?>
<math xmlns="http://www.w3.org/1998/Math/MathML" display="block">
  <semantics>
    <msubsup>
      <mover accent="true">
        <mi>y</mi>
        <mo stretchy="true">~</mo>
      </mover>
      <mi>r</mi>
      <mrow>
        <mo fence="true" stretchy="false">(</mo>
        <mrow>
          <mi>n</mi>
        </mrow>
        <mo fence="true" stretchy="false">)</mo>
      </mrow>
    </msubsup>
    <annotation encoding="StarMath 5.0">{widetilde {y}} rsub {r} rsup {( n )}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20/content.xml><?xml version="1.0" encoding="utf-8"?>
<math xmlns="http://www.w3.org/1998/Math/MathML" display="block">
  <semantics>
    <mrow>
      <mrow>
        <mi>r</mi>
        <mo stretchy="false">=</mo>
        <mn>1,2</mn>
      </mrow>
      <mtext>.</mtext>
      <mtext>.</mtext>
      <mtext>.</mtext>
      <msub>
        <mi>c</mi>
        <mi>S</mi>
      </msub>
    </mrow>
    <annotation encoding="StarMath 5.0">r = 1,2 "." "." "." {c} rsub {S}</annotation>
  </semantics>
</math>
</file>

<file path=Object 21/content.xml><?xml version="1.0" encoding="utf-8"?>
<math xmlns="http://www.w3.org/1998/Math/MathML" display="block">
  <semantics>
    <mrow>
      <mi>p</mi>
      <mrow>
        <mo fence="true" stretchy="false">(</mo>
        <mrow>
          <mn>0</mn>
        </mrow>
        <mo fence="true" stretchy="false">)</mo>
      </mrow>
    </mrow>
    <annotation encoding="StarMath 5.0">p ( 0 )</annotation>
  </semantics>
</math>
</file>

<file path=Object 22/content.xml><?xml version="1.0" encoding="utf-8"?>
<math xmlns="http://www.w3.org/1998/Math/MathML" display="block">
  <semantics>
    <mrow>
      <mi>p</mi>
      <mi>'</mi>
      <mrow>
        <mo fence="true" stretchy="false">(</mo>
        <mrow>
          <mn>0</mn>
        </mrow>
        <mo fence="true" stretchy="false">)</mo>
      </mrow>
    </mrow>
    <annotation encoding="StarMath 5.0">p ' ( 0 )</annotation>
  </semantics>
</math>
</file>

<file path=Object 23/content.xml><?xml version="1.0" encoding="utf-8"?>
<math xmlns="http://www.w3.org/1998/Math/MathML" display="block">
  <semantics>
    <msub>
      <mi>f</mi>
      <mi>r</mi>
    </msub>
    <annotation encoding="StarMath 5.0">{f} rsub {r}</annotation>
  </semantics>
</math>
</file>

<file path=Object 24/content.xml><?xml version="1.0" encoding="utf-8"?>
<math xmlns="http://www.w3.org/1998/Math/MathML" display="block">
  <semantics>
    <mrow>
      <mi>p</mi>
      <mrow>
        <mo fence="true" stretchy="false">(</mo>
        <mrow>
          <mn>0</mn>
        </mrow>
        <mo fence="true" stretchy="false">)</mo>
      </mrow>
    </mrow>
    <annotation encoding="StarMath 5.0">p ( 0 )</annotation>
  </semantics>
</math>
</file>

<file path=Object 25/content.xml><?xml version="1.0" encoding="utf-8"?>
<math xmlns="http://www.w3.org/1998/Math/MathML" display="block">
  <semantics>
    <mrow>
      <mi>p</mi>
      <mi>'</mi>
      <mrow>
        <mo fence="true" stretchy="false">(</mo>
        <mrow>
          <mn>0</mn>
        </mrow>
        <mo fence="true" stretchy="false">)</mo>
      </mrow>
    </mrow>
    <annotation encoding="StarMath 5.0">p ' ( 0 )</annotation>
  </semantics>
</math>
</file>

<file path=Object 26/content.xml><?xml version="1.0" encoding="utf-8"?>
<math xmlns="http://www.w3.org/1998/Math/MathML" display="block">
  <semantics>
    <mn>1</mn>
    <annotation encoding="StarMath 5.0">1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28/content.xml><?xml version="1.0" encoding="utf-8"?>
<math xmlns="http://www.w3.org/1998/Math/MathML" display="block">
  <semantics>
    <mn>1</mn>
    <annotation encoding="StarMath 5.0">1</annotation>
  </semantics>
</math>
</file>

<file path=Object 3/content.xml><?xml version="1.0" encoding="utf-8"?>
<math xmlns="http://www.w3.org/1998/Math/MathML" display="block">
  <semantics>
    <mrow>
      <mi>p</mi>
      <mrow>
        <mo fence="true" stretchy="false">(</mo>
        <mrow>
          <mn>0</mn>
        </mrow>
        <mo fence="true" stretchy="false">)</mo>
      </mrow>
    </mrow>
    <annotation encoding="StarMath 5.0">p(0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5/content.xml><?xml version="1.0" encoding="utf-8"?>
<math xmlns="http://www.w3.org/1998/Math/MathML" display="block">
  <semantics>
    <mrow>
      <mrow>
        <mi>n</mi>
        <mo stretchy="false">=</mo>
        <mn>1,2</mn>
      </mrow>
      <mtext>.</mtext>
      <mtext>.</mtext>
      <mtext>.</mtext>
      <mn>5</mn>
    </mrow>
    <annotation encoding="StarMath 5.0">n = 1,2 "." "." "." 5</annotation>
  </semantics>
</math>
</file>

<file path=Object 6/content.xml><?xml version="1.0" encoding="utf-8"?>
<math xmlns="http://www.w3.org/1998/Math/MathML" display="block">
  <semantics>
    <mrow>
      <mrow>
        <mtext>PN</mtext>
        <mo stretchy="false">=</mo>
        <mtext>NP</mtext>
        <mo stretchy="false">=</mo>
        <mi>N</mi>
      </mrow>
      <mtext>.</mtext>
    </mrow>
    <annotation encoding="StarMath 5.0">"PN" = "NP" = N "."</annotation>
  </semantics>
</math>
</file>

<file path=Object 7/content.xml><?xml version="1.0" encoding="utf-8"?>
<math xmlns="http://www.w3.org/1998/Math/MathML" display="block">
  <semantics>
    <mrow>
      <mi>p</mi>
      <mrow>
        <mo fence="true" stretchy="false">(</mo>
        <mrow>
          <mn>0</mn>
        </mrow>
        <mo fence="true" stretchy="false">)</mo>
      </mrow>
    </mrow>
    <annotation encoding="StarMath 5.0">p ( 0 )</annotation>
  </semantics>
</math>
</file>

<file path=Object 8/content.xml><?xml version="1.0" encoding="utf-8"?>
<math xmlns="http://www.w3.org/1998/Math/MathML" display="block">
  <semantics>
    <mrow>
      <mi>p</mi>
      <mi>'</mi>
      <mrow>
        <mo fence="true" stretchy="false">(</mo>
        <mrow>
          <mn>0</mn>
        </mrow>
        <mo fence="true" stretchy="false">)</mo>
      </mrow>
    </mrow>
    <annotation encoding="StarMath 5.0">p ' ( 0 )</annotation>
  </semantics>
</math>
</file>

<file path=Object 9/content.xml><?xml version="1.0" encoding="utf-8"?>
<math xmlns="http://www.w3.org/1998/Math/MathML" display="block">
  <semantics>
    <mrow>
      <mi>p</mi>
      <mrow>
        <mo fence="true" stretchy="false">(</mo>
        <mrow>
          <mi>n</mi>
        </mrow>
        <mo fence="true" stretchy="false">)</mo>
      </mrow>
    </mrow>
    <annotation encoding="StarMath 5.0">p ( n )</annotation>
  </semantics>
</math>
</file>